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1" svg:font-family="Tahoma"/>
    <style:font-face style:name="Bitstream Vera Sans8" svg:font-family="'Bitstream Vera Sans'" style:font-family-generic="roman"/>
    <style:font-face style:name="Liberation Sans1" svg:font-family="'Liberation Sans'" style:font-family-generic="roman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1" svg:font-family="'Bitstream Vera Sans'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7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OpenSymbol" svg:font-family="OpenSymbol" style:font-adornments="Roman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ff660d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2556d8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ff660d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fo:font-style="normal" fo:font-weight="bold" officeooo:rsid="001f37b8" officeooo:paragraph-rsid="00281999" style:font-size-asian="20pt" style:font-style-asian="normal" style:font-weight-asian="bold" style:font-size-complex="20pt" style:font-style-complex="normal" style:font-weight-complex="bold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.646cm"/>
          <style:tab-stop style:position="3.413cm"/>
        </style:tab-stops>
      </style:paragraph-properties>
      <style:text-properties fo:color="#008000" style:font-name="Bitstream Vera Sans4" fo:font-size="11pt" fo:text-shadow="none" fo:font-weight="bold" officeooo:paragraph-rsid="004e110f" fo:background-color="transparent" style:font-size-asian="11pt" style:font-size-complex="11pt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3.6cm"/>
        </style:tab-stops>
      </style:paragraph-properties>
      <style:text-properties fo:color="#008000" style:font-name="Bitstream Vera Sans4" fo:font-size="11pt" fo:text-shadow="none" fo:font-weight="bold" officeooo:paragraph-rsid="00328075" fo:background-color="transparent" style:font-size-asian="11pt" style:font-size-complex="11pt"/>
    </style:style>
    <style:style style:name="P28" style:family="paragraph" style:parent-style-name="Exemple_5f_gris">
      <style:paragraph-properties fo:margin-left="0cm" fo:margin-right="0cm" fo:margin-top="0cm" fo:margin-bottom="0cm" loext:contextual-spacing="false" fo:line-height="100%" fo:orphans="2" fo:widows="2" fo:text-indent="0cm" style:auto-text-indent="false" style:shadow="none"/>
      <style:text-properties fo:color="#000000" style:font-name="Bitstream Vera Sans4" fo:font-size="12pt" fo:font-style="normal" fo:font-weight="bold" officeooo:paragraph-rsid="00466e90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9" style:family="paragraph" style:parent-style-name="_5f_Paragraphe_20_livret_20_">
      <style:paragraph-properties fo:margin-top="0cm" fo:margin-bottom="0cm" loext:contextual-spacing="false" style:line-height-at-least="0.6cm">
        <style:tab-stops>
          <style:tab-stop style:position="9.2cm" style:type="right" style:leader-style="dotted" style:leader-text="."/>
        </style:tab-stops>
      </style:paragraph-properties>
    </style:style>
    <style:style style:name="P30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4" fo:font-size="10pt" officeooo:paragraph-rsid="00290c92" style:font-size-asian="10pt" style:font-size-complex="10pt"/>
    </style:style>
    <style:style style:name="P31" style:family="paragraph" style:parent-style-name="_5f_Paragraphe_20_livret_20_réponse_20_élève">
      <style:paragraph-properties fo:margin-top="0cm" fo:margin-bottom="0cm" loext:contextual-spacing="false" style:line-height-at-least="0.951cm">
        <style:tab-stops>
          <style:tab-stop style:position="4.429cm" style:type="right" style:leader-style="dotted" style:leader-text="."/>
        </style:tab-stops>
      </style:paragraph-properties>
      <style:text-properties officeooo:paragraph-rsid="0037685e"/>
    </style:style>
    <style:style style:name="P32" style:family="paragraph" style:parent-style-name="_5f_Paragraphe_20_livret_20_réponse_20_élève">
      <style:paragraph-properties fo:margin-top="0cm" fo:margin-bottom="0cm" loext:contextual-spacing="false" style:line-height-at-least="0.951cm">
        <style:tab-stops>
          <style:tab-stop style:position="4.429cm" style:type="right" style:leader-style="dotted" style:leader-text="."/>
        </style:tab-stops>
      </style:paragraph-properties>
      <style:text-properties officeooo:paragraph-rsid="00391f99"/>
    </style:style>
    <style:style style:name="P33" style:family="paragraph" style:parent-style-name="_5f_Paragraphe_20_livret_20_réponse_20_élève">
      <style:paragraph-properties fo:margin-top="0cm" fo:margin-bottom="0cm" loext:contextual-spacing="false" style:line-height-at-least="0.951cm">
        <style:tab-stops>
          <style:tab-stop style:position="4.429cm" style:type="right" style:leader-style="dotted" style:leader-text="."/>
        </style:tab-stops>
      </style:paragraph-properties>
      <style:text-properties officeooo:paragraph-rsid="003a546f"/>
    </style:style>
    <style:style style:name="P34" style:family="paragraph" style:parent-style-name="FILET_5f_POINTILLES">
      <style:paragraph-properties fo:margin-top="0cm" fo:margin-bottom="0cm" loext:contextual-spacing="false" style:line-height-at-least="0.7cm"/>
      <style:text-properties officeooo:paragraph-rsid="0037685e"/>
    </style:style>
    <style:style style:name="P35" style:family="paragraph" style:parent-style-name="Text_20_body">
      <style:paragraph-properties fo:margin-top="0cm" fo:margin-bottom="0cm" loext:contextual-spacing="false">
        <style:tab-stops>
          <style:tab-stop style:position="3.6cm"/>
        </style:tab-stops>
      </style:paragraph-properties>
      <style:text-properties style:font-name="Bitstream Vera Sans4" fo:font-size="9pt" officeooo:paragraph-rsid="00328075" style:font-size-asian="9pt" style:font-size-complex="9pt"/>
    </style:style>
    <style:style style:name="P36" style:family="paragraph" style:parent-style-name="_5f_Paragraphe_20_livret_20_">
      <style:text-properties officeooo:paragraph-rsid="00238997"/>
    </style:style>
    <style:style style:name="P37" style:family="paragraph" style:parent-style-name="_5f_Paragraphe_20_livret_20_">
      <style:paragraph-properties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</style:style>
    <style:style style:name="P38" style:family="paragraph" style:parent-style-name="Standard">
      <style:paragraph-properties fo:margin-top="0cm" fo:margin-bottom="0.199cm" loext:contextual-spacing="false" style:shadow="none"/>
      <style:text-properties style:font-name="Bitstream Vera Sans1" fo:font-size="10pt" fo:font-style="normal" officeooo:paragraph-rsid="002a7319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margin-top="0cm" fo:margin-bottom="0.199cm" loext:contextual-spacing="false" style:shadow="none"/>
      <style:text-properties style:font-name="Bitstream Vera Sans1" fo:font-size="10pt" fo:font-style="normal" officeooo:paragraph-rsid="00328075" style:font-size-asian="10pt" style:font-style-asian="normal" style:font-size-complex="10pt" style:font-style-complex="normal"/>
    </style:style>
    <style:style style:name="P40" style:family="paragraph" style:parent-style-name="_5f_Paragraphe_20_livret_20_">
      <style:paragraph-properties fo:margin-top="0.101cm" fo:margin-bottom="0cm" loext:contextual-spacing="false"/>
      <style:text-properties officeooo:paragraph-rsid="00211613"/>
    </style:style>
    <style:style style:name="P41" style:family="paragraph" style:parent-style-name="_5f_Paragraphe_20_livret_20_">
      <style:paragraph-properties fo:margin-top="0.499cm" fo:margin-bottom="0cm" loext:contextual-spacing="false"/>
      <style:text-properties officeooo:paragraph-rsid="00211613"/>
    </style:style>
    <style:style style:name="P42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</style:style>
    <style:style style:name="P43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238997"/>
    </style:style>
    <style:style style:name="P44" style:family="paragraph" style:parent-style-name="_5f_Paragraphe_20_livret_20_réponse_20_élève">
      <style:paragraph-properties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</style:style>
    <style:style style:name="P45" style:family="paragraph" style:parent-style-name="_5f_Paragraphe_20_livret_20_réponse_20_élève">
      <style:paragraph-properties>
        <style:tab-stops>
          <style:tab-stop style:position="4.429cm" style:type="right" style:leader-style="dotted" style:leader-text="."/>
        </style:tab-stops>
      </style:paragraph-properties>
    </style:style>
    <style:style style:name="P46" style:family="paragraph" style:parent-style-name="_5f_Paragraphe_20_livret_20_réponse_20_élève">
      <style:paragraph-properties>
        <style:tab-stops>
          <style:tab-stop style:position="4.429cm" style:type="right" style:leader-style="dotted" style:leader-text="."/>
        </style:tab-stops>
      </style:paragraph-properties>
      <style:text-properties officeooo:paragraph-rsid="0037685e"/>
    </style:style>
    <style:style style:name="P47" style:family="paragraph" style:parent-style-name="_5f_Paragraphe_20_livret_20_réponse_20_élève">
      <style:paragraph-properties style:line-height-at-least="0.951cm">
        <style:tab-stops>
          <style:tab-stop style:position="4.429cm" style:type="right" style:leader-style="dotted" style:leader-text="."/>
        </style:tab-stops>
      </style:paragraph-properties>
      <style:text-properties officeooo:paragraph-rsid="0037685e"/>
    </style:style>
    <style:style style:name="P48" style:family="paragraph" style:parent-style-name="_5f_Paragraphe_20_livret_20_réponse_20_élève">
      <style:paragraph-properties style:line-height-at-least="0.951cm">
        <style:tab-stops>
          <style:tab-stop style:position="4.429cm" style:type="right" style:leader-style="dotted" style:leader-text="."/>
        </style:tab-stops>
      </style:paragraph-properties>
      <style:text-properties officeooo:paragraph-rsid="00391f99"/>
    </style:style>
    <style:style style:name="P49" style:family="paragraph" style:parent-style-name="_5f_Paragraphe_20_livret_20_réponse_20_élève">
      <style:paragraph-properties style:line-height-at-least="0.951cm">
        <style:tab-stops>
          <style:tab-stop style:position="4.429cm" style:type="right" style:leader-style="dotted" style:leader-text="."/>
        </style:tab-stops>
      </style:paragraph-properties>
      <style:text-properties officeooo:paragraph-rsid="003a546f"/>
    </style:style>
    <style:style style:name="P50" style:family="paragraph" style:parent-style-name="_5f_Paragraphe_20_livret_20_réponse_20_élève">
      <style:paragraph-properties fo:margin-top="0.3cm" fo:margin-bottom="0.199cm" loext:contextual-spacing="false" fo:line-height="100%">
        <style:tab-stops>
          <style:tab-stop style:position="9.2cm" style:type="right" style:leader-style="dotted" style:leader-text="."/>
        </style:tab-stops>
      </style:paragraph-properties>
    </style:style>
    <style:style style:name="P51" style:family="paragraph" style:parent-style-name="FILET_5f_POINTILLES">
      <style:text-properties officeooo:paragraph-rsid="0037685e"/>
    </style:style>
    <style:style style:name="P52" style:family="paragraph" style:parent-style-name="_5f_Paragraphe_20_livret_20_">
      <style:paragraph-properties fo:margin-top="0.4cm" fo:margin-bottom="0cm" loext:contextual-spacing="false">
        <style:tab-stops>
          <style:tab-stop style:position="9.2cm" style:type="right" style:leader-style="dotted" style:leader-text="."/>
        </style:tab-stops>
      </style:paragraph-properties>
    </style:style>
    <style:style style:name="P53" style:family="paragraph" style:parent-style-name="_5f_Paragraphe_20_livret_20_">
      <style:paragraph-properties fo:margin-top="0.4cm" fo:margin-bottom="0cm" loext:contextual-spacing="false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</style:style>
    <style:style style:name="P54" style:family="paragraph" style:parent-style-name="_5f_Paragraphe_20_livret_20_">
      <style:paragraph-properties fo:margin-top="0.199cm" fo:margin-bottom="0cm" loext:contextual-spacing="false" style:line-height-at-least="0.6cm">
        <style:tab-stops>
          <style:tab-stop style:position="9.2cm" style:type="right" style:leader-style="dotted" style:leader-text="."/>
        </style:tab-stops>
      </style:paragraph-properties>
    </style:style>
    <style:style style:name="P55" style:family="paragraph" style:parent-style-name="_5f_Paragraphe_20_livret_20_">
      <style:paragraph-properties fo:margin-top="0cm" fo:margin-bottom="0.101cm" loext:contextual-spacing="false"/>
    </style:style>
    <style:style style:name="P56" style:family="paragraph" style:parent-style-name="Exo_5f_Num">
      <style:paragraph-properties fo:margin-top="0.499cm" fo:margin-bottom="0.199cm" loext:contextual-spacing="false"/>
    </style:style>
    <style:style style:name="P57" style:family="paragraph" style:parent-style-name="Exo_5f_Num">
      <style:paragraph-properties fo:margin-top="0.6cm" fo:margin-bottom="0.101cm" loext:contextual-spacing="false"/>
    </style:style>
    <style:style style:name="P58" style:family="paragraph" style:parent-style-name="Exo_5f_Num">
      <style:paragraph-properties fo:margin-top="0.651cm" fo:margin-bottom="0.101cm" loext:contextual-spacing="false"/>
    </style:style>
    <style:style style:name="P59" style:family="paragraph" style:parent-style-name="Exo_5f_Num">
      <style:paragraph-properties fo:margin-top="0.7cm" fo:margin-bottom="0.101cm" loext:contextual-spacing="false"/>
      <style:text-properties officeooo:paragraph-rsid="00344c76"/>
    </style:style>
    <style:style style:name="P60" style:family="paragraph" style:parent-style-name="Exo_5f_Num">
      <style:paragraph-properties fo:margin-top="0.93cm" fo:margin-bottom="0.049cm" loext:contextual-spacing="false"/>
    </style:style>
    <style:style style:name="P61" style:family="paragraph" style:parent-style-name="Exo_5f_Num" style:list-style-name="Num_5f_Exo">
      <style:paragraph-properties fo:margin-top="0.58cm" fo:margin-bottom="0cm" loext:contextual-spacing="false"/>
      <style:text-properties officeooo:paragraph-rsid="0044e7c6"/>
    </style:style>
    <style:style style:name="P62" style:family="paragraph" style:parent-style-name="Standard" style:list-style-name="liste_5f_abc">
      <style:paragraph-properties fo:margin-top="0.199cm" fo:margin-bottom="0.199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3a9092"/>
    </style:style>
    <style:style style:name="P63" style:family="paragraph" style:parent-style-name="_5f_Paragraphe_20_livret_20_" style:list-style-name="liste_5f_abc"/>
    <style:style style:name="P64" style:family="paragraph" style:parent-style-name="_5f_Paragraphe_20_livret_20_" style:list-style-name="liste_5f_abc">
      <style:paragraph-properties fo:margin-top="0.4cm" fo:margin-bottom="0.101cm" loext:contextual-spacing="false"/>
    </style:style>
    <style:style style:name="P65" style:family="paragraph" style:parent-style-name="_5f_Paragraphe_20_livret_20_" style:list-style-name="liste_5f_abc">
      <style:paragraph-properties fo:margin-top="0.4cm" fo:margin-bottom="0.101cm" loext:contextual-spacing="false" fo:line-height="100%"/>
      <style:text-properties officeooo:paragraph-rsid="00344c76"/>
    </style:style>
    <style:style style:name="P66" style:family="paragraph" style:parent-style-name="_5f_Paragraphe_20_livret_20_" style:list-style-name="liste_5f_abc">
      <style:paragraph-properties fo:margin-top="1cm" fo:margin-bottom="0.101cm" loext:contextual-spacing="false"/>
    </style:style>
    <style:style style:name="P67" style:family="paragraph" style:parent-style-name="_5f_Paragraphe_20_livret_20_" style:list-style-name="_5f_Numérotation_20_des_20_exercices_20_livrets">
      <style:paragraph-properties fo:margin-top="0.4cm" fo:margin-bottom="0cm" loext:contextual-spacing="false"/>
      <style:text-properties officeooo:paragraph-rsid="00238997"/>
    </style:style>
    <style:style style:name="P68" style:family="paragraph" style:parent-style-name="_5f_Paragraphe_20_livret_20_" style:list-style-name="liste_5f_abc">
      <style:paragraph-properties fo:margin-top="0.4cm" fo:margin-bottom="0cm" loext:contextual-spacing="false"/>
      <style:text-properties officeooo:paragraph-rsid="00490e55"/>
    </style:style>
    <style:style style:name="P69" style:family="paragraph" style:parent-style-name="_5f_Paragraphe_20_livret_20_" style:list-style-name="liste_5f_abc">
      <style:paragraph-properties fo:margin-top="0.4cm" fo:margin-bottom="0cm" loext:contextual-spacing="false"/>
      <style:text-properties officeooo:paragraph-rsid="0034ed7c"/>
    </style:style>
    <style:style style:name="P70" style:family="paragraph" style:parent-style-name="_5f_Paragraphe_20_livret_20_" style:list-style-name="liste_5f_abc">
      <style:paragraph-properties fo:margin-top="0.101cm" fo:margin-bottom="0cm" loext:contextual-spacing="false"/>
      <style:text-properties officeooo:paragraph-rsid="00211613"/>
    </style:style>
    <style:style style:name="P71" style:family="paragraph" style:parent-style-name="_5f_Paragraphe_20_livret_20_" style:list-style-name="liste_5f_abc">
      <style:paragraph-properties fo:margin-top="0.099cm" fo:margin-bottom="0cm" loext:contextual-spacing="false" fo:line-height="100%"/>
      <style:text-properties officeooo:paragraph-rsid="00490e55"/>
    </style:style>
    <style:style style:name="P72" style:family="paragraph" style:parent-style-name="_5f_Paragraphe_20_livret_20_réponse_20_élève" style:list-style-name="liste_5f_abc">
      <style:paragraph-properties style:line-height-at-least="0.7cm">
        <style:tab-stops>
          <style:tab-stop style:position="9.2cm" style:type="right" style:leader-style="dotted" style:leader-text="."/>
        </style:tab-stops>
      </style:paragraph-properties>
    </style:style>
    <style:style style:name="P73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</style:style>
    <style:style style:name="P74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3cfd0b"/>
    </style:style>
    <style:style style:name="P75" style:family="paragraph" style:parent-style-name="_5f_Paragraphe_20_livret_20_réponse_20_élève" style:list-style-name="liste_5f_abc">
      <style:paragraph-properties fo:margin-top="0.199cm" fo:margin-bottom="0cm" loext:contextual-spacing="false" fo:line-height="100%"/>
    </style:style>
    <style:style style:name="P76" style:family="paragraph" style:parent-style-name="_5f_Paragraphe_20_livret_20_réponse_20_élève" style:list-style-name="liste_5f_abc">
      <style:paragraph-properties fo:margin-top="0.199cm" fo:margin-bottom="0cm" loext:contextual-spacing="false" fo:line-height="100%"/>
      <style:text-properties style:use-window-font-color="true" fo:font-style="normal" style:font-style-asian="normal" style:font-style-complex="normal"/>
    </style:style>
    <style:style style:name="P77" style:family="paragraph" style:parent-style-name="_5f_Paragraphe_20_livret_20_réponse_20_élève" style:list-style-name="liste_5f_abc">
      <style:paragraph-properties fo:margin-top="0.101cm" fo:margin-bottom="0cm" loext:contextual-spacing="false" fo:line-height="100%">
        <style:tab-stops>
          <style:tab-stop style:position="9.2cm" style:type="right" style:leader-style="dotted" style:leader-text="."/>
        </style:tab-stops>
      </style:paragraph-properties>
    </style:style>
    <style:style style:name="P78" style:family="paragraph" style:parent-style-name="_5f_Paragraphe_20_livret_20_réponse_20_élève" style:list-style-name="liste_5f_abc">
      <style:paragraph-properties fo:margin-top="0.101cm" fo:margin-bottom="0cm" loext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3cfd0b"/>
    </style:style>
    <style:style style:name="P79" style:family="paragraph" style:parent-style-name="_5f_Paragraphe_20_livret_20_réponse_20_élève" style:list-style-name="liste_5f_abc">
      <style:paragraph-properties fo:margin-top="0cm" fo:margin-bottom="0cm" loext:contextual-spacing="false" style:line-height-at-least="1.199cm">
        <style:tab-stops>
          <style:tab-stop style:position="9.2cm" style:type="right" style:leader-style="dotted" style:leader-text="."/>
        </style:tab-stops>
      </style:paragraph-properties>
      <style:text-properties officeooo:paragraph-rsid="003a9092"/>
    </style:style>
    <style:style style:name="P80" style:family="paragraph" style:parent-style-name="_5f_Paragraphe_20_livret_20_réponse_20_élève" style:list-style-name="liste_5f_abc">
      <style:paragraph-properties fo:margin-top="0cm" fo:margin-bottom="0cm" loext:contextual-spacing="false" style:line-height-at-least="1.199cm">
        <style:tab-stops>
          <style:tab-stop style:position="9.2cm" style:type="right" style:leader-style="dotted" style:leader-text="."/>
        </style:tab-stops>
      </style:paragraph-properties>
      <style:text-properties officeooo:paragraph-rsid="003c46ae"/>
    </style:style>
    <style:style style:name="P81" style:family="paragraph" style:parent-style-name="_5f_Paragraphe_20_livret_20_réponse_20_élève" style:list-style-name="liste_5f_abc">
      <style:paragraph-properties fo:margin-top="0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37685e"/>
    </style:style>
    <style:style style:name="P82" style:family="paragraph" style:parent-style-name="_5f_Paragraphe_20_livret_20_réponse_20_élève" style:list-style-name="liste_5f_abc">
      <style:paragraph-properties fo:margin-top="0.3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3c46ae"/>
    </style:style>
    <style:style style:name="P83" style:family="paragraph" style:parent-style-name="_5f_Pied_20_de_20_page" style:list-style-name="">
      <style:paragraph-properties fo:text-align="end" style:justify-single-word="false"/>
    </style:style>
    <style:style style:name="P84" style:family="paragraph" style:parent-style-name="_5f_Pied_20_de_20_page">
      <style:paragraph-properties fo:text-align="end" style:justify-single-word="false"/>
    </style:style>
    <style:style style:name="P85" style:family="paragraph" style:parent-style-name="_5f_Pied_20_de_20_page" style:list-style-name=""/>
    <style:style style:name="P8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7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8" fo:break-before="auto" fo:break-after="auto" style:shadow="none"/>
      <style:text-properties style:font-name="Liberation Serif" fo:font-size="10pt" fo:font-style="normal" fo:font-weight="bold" officeooo:rsid="00290c92" officeooo:paragraph-rsid="0029549c" style:font-size-asian="10pt" style:font-style-asian="normal" style:font-weight-asian="bold" style:font-size-complex="10pt" style:font-style-complex="normal" style:font-weight-complex="bold"/>
    </style:style>
    <style:style style:name="P88" style:family="paragraph">
      <style:paragraph-properties fo:margin-top="0cm" fo:margin-bottom="0.199cm" fo:text-align="center" style:writing-mode="lr-tb"/>
    </style:style>
    <style:style style:name="P89" style:family="paragraph">
      <loext:graphic-properties draw:fill-color="#e8c32a"/>
      <style:paragraph-properties fo:margin-top="0cm" fo:margin-bottom="0.199cm" fo:text-align="center" style:writing-mode="lr-tb"/>
      <style:text-properties fo:color="#ffffff" style:font-name="Bitstream Vera Sans4" fo:font-size="11pt" fo:font-weight="bold" style:font-size-asian="11pt" style:font-weight-asian="bold" style:font-size-complex="11pt" style:font-weight-complex="bold"/>
    </style:style>
    <style:style style:name="P9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text-align="center"/>
    </style:style>
    <style:style style:name="P92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P93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6b667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text-outline="false" style:text-line-through-style="none" style:text-line-through-type="none" style:font-name="Bitstream Vera Sans4" fo:font-size="10pt" fo:language="zxx" fo:country="none" fo:text-shadow="none" style:text-underline-style="none" fo:font-weight="normal" fo:background-color="transparent" loext:char-shading-value="0" style:font-name-asian="Bitstream Vera Sans4" style:font-size-asian="10pt" style:font-weight-asian="normal" style:font-name-complex="Bitstream Vera Sans4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style:text-line-through-type="none" style:font-name="Bitstream Vera Sans4" fo:font-size="10pt" fo:language="zxx" fo:country="none" fo:text-shadow="none" style:text-underline-style="none" fo:font-weight="normal" fo:background-color="transparent" loext:char-shading-value="0" style:font-name-asian="Bitstream Vera Sans4" style:font-size-asian="10pt" style:language-asian="zxx" style:country-asian="none" style:font-weight-asian="normal" style:font-name-complex="Bitstream Vera Sans4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style:text-line-through-type="none" style:font-name="Bitstream Vera Sans4" fo:font-size="10pt" fo:language="zxx" fo:country="none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italic" style:font-weight-asian="normal" style:font-name-complex="Times New Roman" style:font-style-complex="italic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style:text-line-through-type="none" style:font-name="Bitstream Vera Sans4" fo:font-size="10pt" fo:language="zxx" fo:country="none" fo:text-shadow="none" style:text-underline-style="none" fo:font-weight="normal" fo:background-color="transparent" loext:char-shading-value="0" style:font-name-asian="Times New Roman" style:font-size-asian="10pt" style:language-asian="zxx" style:country-asian="none" style:font-weight-asian="normal" style:font-name-complex="Times New Roman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Bitstream Vera Sans4" fo:font-size="10pt" fo:language="zxx" fo:country="none" fo:font-style="normal" fo:text-shadow="none" style:text-underline-style="none" fo:font-weight="normal" fo:background-color="transparent" loext:char-shading-value="0" style:font-name-asian="Bitstream Vera Sans4" style:font-size-asian="10pt" style:language-asian="zxx" style:country-asian="none" style:font-style-asian="normal" style:font-weight-asian="normal" style:font-name-complex="Bitstream Vera Sans4" style:font-size-complex="10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style:font-name="Bitstream Vera Sans4" fo:font-size="10pt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text-line-through-type="none" style:font-name="Bitstream Vera Sans4" fo:font-size="10pt" fo:language="zxx" fo:country="none" fo:font-style="normal" fo:text-shadow="none" style:text-underline-style="none" fo:font-weight="normal" fo:background-color="transparent" loext:char-shading-value="0" style:font-size-asian="10pt" style:language-asian="zxx" style:country-asian="none" style:font-style-asian="normal" style:font-size-complex="10pt" style:font-style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Bitstream Vera Sans4" fo:font-size="10pt" fo:language="zxx" fo:country="none" fo:font-style="normal" fo:text-shadow="none" style:text-underline-style="none" fo:font-weight="normal" fo:background-color="transparent" loext:char-shading-value="0" style:font-size-asian="10pt" style:language-asian="zxx" style:country-asian="none" style:font-style-asian="normal" style:font-weight-asian="normal" style:font-size-complex="10pt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Bitstream Vera Sans4" fo:font-size="10pt" fo:language="zxx" fo:country="none" fo:font-style="normal" style:text-underline-style="none" fo:font-weight="normal" style:font-name-asian="Bitstream Vera Sans4" style:font-size-asian="10pt" style:language-asian="zxx" style:country-asian="none" style:font-style-asian="normal" style:font-weight-asian="normal" style:font-name-complex="Bitstream Vera Sans4" style:font-size-complex="10pt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font-name-asian="OpenSymbol1" style:font-size-asian="10pt" style:language-asian="zxx" style:country-asian="none" style:font-style-asian="italic" style:font-weight-asian="normal" style:font-name-complex="OpenSymbol1" style:font-style-complex="italic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font-name-asian="OpenSymbol1" style:font-size-asian="10pt" style:language-asian="zxx" style:country-asian="none" style:font-style-asian="italic" style:font-weight-asian="normal" style:font-name-complex="OpenSymbol1" style:font-size-complex="10pt" style:font-style-complex="italic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font-name-asian="OpenSymbol1" style:language-asian="zxx" style:country-asian="none" style:font-weight-asian="normal" style:font-name-complex="OpenSymbol1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font-name="OpenSymbol1" fo:font-size="10pt" fo:language="zxx" fo:country="none" fo:text-shadow="none" style:text-underline-style="none" fo:font-weight="normal" fo:background-color="transparent" loext:char-shading-value="0" style:font-name-asian="Bitstream Vera Sans4" style:font-size-asian="10pt" style:font-weight-asian="normal" style:font-name-complex="Bitstream Vera Sans4" style:font-weight-complex="normal" style:text-emphasize="none" style:font-relief="none"/>
    </style:style>
    <style:style style:name="T20" style:family="text">
      <style:text-properties style:use-window-font-color="true" style:text-outline="false" style:text-line-through-style="none" style:text-line-through-type="none" style:font-name="OpenSymbol1" fo:font-size="10pt" fo:language="zxx" fo:country="none" fo:text-shadow="none" style:text-underline-style="none" fo:font-weight="normal" fo:background-color="transparent" loext:char-shading-value="0" style:font-name-asian="Bitstream Vera Sans4" style:font-size-asian="10pt" style:language-asian="zxx" style:country-asian="none" style:font-weight-asian="normal" style:font-name-complex="Bitstream Vera Sans4" style:font-size-complex="10pt" style:font-weight-complex="normal" style:text-emphasize="none" style:font-relief="none"/>
    </style:style>
    <style:style style:name="T21" style:family="text">
      <style:text-properties style:use-window-font-color="true" style:text-outline="false" style:text-line-through-style="none" style:text-line-through-type="none" style:font-name="OpenSymbol1" fo:font-size="10pt" fo:language="zxx" fo:country="none" fo:font-style="normal" fo:text-shadow="none" style:text-underline-style="none" fo:font-weight="normal" fo:background-color="transparent" loext:char-shading-value="0" style:font-name-asian="Bitstream Vera Sans4" style:font-size-asian="10pt" style:language-asian="zxx" style:country-asian="none" style:font-style-asian="normal" style:font-weight-asian="normal" style:font-name-complex="Bitstream Vera Sans4" style:font-size-complex="10pt" style:font-style-complex="normal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style:text-line-through-type="none" style:font-name="OpenSymbol1" fo:font-size="10pt" fo:language="zxx" fo:country="none" fo:font-style="normal" style:text-underline-style="none" fo:font-weight="normal" fo:background-color="transparent" loext:char-shading-value="0" style:font-name-asian="Bitstream Vera Sans4" style:font-size-asian="10pt" style:language-asian="zxx" style:country-asian="none" style:font-style-asian="normal" style:font-weight-asian="normal" style:font-name-complex="Bitstream Vera Sans4" style:font-size-complex="10pt" style:font-style-complex="normal" style:font-weight-complex="normal" style:text-emphasize="none" style:font-relief="none"/>
    </style:style>
    <style:style style:name="T23" style:family="text">
      <style:text-properties style:use-window-font-color="true" style:font-name="Bitstream Vera Sans4" fo:font-size="10pt" style:font-size-asian="10pt" style:font-size-complex="10pt"/>
    </style:style>
    <style:style style:name="T24" style:family="text">
      <style:text-properties style:use-window-font-color="true" style:font-name="Bitstream Vera Sans4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5" style:family="text">
      <style:text-properties style:use-window-font-color="true" style:font-name="Bitstream Vera Sans4" fo:font-size="10pt" fo:language="zxx" fo:country="none" fo:font-style="normal" style:text-underline-style="none" fo:font-weight="normal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26" style:family="text">
      <style:text-properties style:use-window-font-color="true" style:font-name="Bitstream Vera Sans4" fo:font-style="normal" style:font-style-asian="normal" style:font-style-complex="normal"/>
    </style:style>
    <style:style style:name="T27" style:family="text">
      <style:text-properties style:use-window-font-color="true" fo:font-style="normal" style:font-style-asian="normal" style:font-style-complex="normal"/>
    </style:style>
    <style:style style:name="T28" style:family="text"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T29" style:family="text">
      <style:text-properties style:use-window-font-color="true" style:font-name="Times New Roman" fo:font-size="12pt" fo:font-style="italic" style:font-size-asian="12pt" style:font-style-asian="italic" style:font-size-complex="12pt" style:font-style-complex="italic" style:text-scale="100%"/>
    </style:style>
    <style:style style:name="T30" style:family="text">
      <style:text-properties style:use-window-font-color="true" style:font-size-asian="12pt" style:font-style-asian="italic" style:font-size-complex="12pt" style:font-style-complex="italic"/>
    </style:style>
    <style:style style:name="T31" style:family="text">
      <style:text-properties style:use-window-font-color="true" fo:font-size="12pt" style:font-size-asian="12pt" style:font-size-complex="12pt"/>
    </style:style>
    <style:style style:name="T32" style:family="text">
      <style:text-properties style:use-window-font-color="true" style:font-style-asian="normal" style:font-style-complex="normal"/>
    </style:style>
    <style:style style:name="T33" style:family="text">
      <style:text-properties style:use-window-font-color="true" fo:letter-spacing="-0.004cm" fo:font-style="normal" style:font-style-asian="normal" style:font-style-complex="normal" style:text-scale="100%"/>
    </style:style>
    <style:style style:name="T34" style:family="text">
      <style:text-properties style:use-window-font-color="true" fo:letter-spacing="-0.004cm" fo:font-style="normal" style:font-style-asian="normal" style:font-style-complex="normal" style:text-scale="75%"/>
    </style:style>
    <style:style style:name="T35" style:family="text">
      <style:text-properties style:use-window-font-color="true" fo:letter-spacing="-0.004cm" fo:font-style="normal" style:font-style-asian="normal" style:font-style-complex="normal" style:text-scale="80%"/>
    </style:style>
    <style:style style:name="T36" style:family="text">
      <style:text-properties style:use-window-font-color="true" fo:letter-spacing="-0.004cm" style:font-style-asian="normal" style:font-style-complex="normal" style:text-scale="100%"/>
    </style:style>
    <style:style style:name="T37" style:family="text">
      <style:text-properties style:use-window-font-color="true" fo:letter-spacing="-0.004cm" style:font-size-asian="10pt" style:font-style-asian="normal" style:font-size-complex="10pt" style:font-style-complex="normal" style:text-scale="100%"/>
    </style:style>
    <style:style style:name="T38" style:family="text">
      <style:text-properties style:use-window-font-color="true" fo:language="zxx" fo:country="none" style:text-underline-style="none" fo:font-weight="normal" style:font-name-asian="OpenSymbol1" style:font-size-asian="10pt" style:language-asian="zxx" style:country-asian="none" style:font-style-asian="normal" style:font-weight-asian="bold" style:font-name-complex="OpenSymbol1" style:font-size-complex="10pt" style:font-style-complex="normal" style:font-weight-complex="bold" style:text-scale="100%" style:font-relief="none"/>
    </style:style>
    <style:style style:name="T39" style:family="text">
      <style:text-properties style:font-name="Bitstream Vera Sans4" fo:font-size="10pt" fo:font-style="normal" style:font-name-asian="OpenSymbol1" style:font-size-asian="10pt" style:font-style-asian="normal" style:font-name-complex="OpenSymbol1" style:font-size-complex="10pt" style:font-style-complex="normal" style:text-scale="100%"/>
    </style:style>
    <style:style style:name="T40" style:family="text">
      <style:text-properties style:font-name="Bitstream Vera Sans4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1" style:family="text">
      <style:text-properties style:font-name="Bitstream Vera Sans4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scale="100%"/>
    </style:style>
    <style:style style:name="T42" style:family="text">
      <style:text-properties style:font-name="Bitstream Vera Sans4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font-name="Bitstream Vera Sans4" fo:font-size="10pt" fo:font-weight="normal" style:font-name-asian="Bitstream Vera Sans3" style:font-size-asian="10pt" style:font-weight-asian="normal" style:font-name-complex="Bitstream Vera Sans3" style:font-size-complex="10pt" style:font-weight-complex="normal" style:text-scale="100%"/>
    </style:style>
    <style:style style:name="T44" style:family="text">
      <style:text-properties style:font-name="Bitstream Vera Sans4" fo:font-size="10pt" style:font-size-asian="10pt" style:font-size-complex="10pt"/>
    </style:style>
    <style:style style:name="T45" style:family="text">
      <style:text-properties style:font-name="Bitstream Vera Sans4" fo:font-size="10pt" style:font-size-asian="10pt" style:font-size-complex="10pt" style:text-scale="100%"/>
    </style:style>
    <style:style style:name="T46" style:family="text">
      <style:text-properties style:font-name="Bitstream Vera Sans4" fo:font-size="10pt" style:font-size-asian="10pt" style:font-size-complex="10pt" style:text-scale="90%"/>
    </style:style>
    <style:style style:name="T47" style:family="text">
      <style:text-properties style:font-name="Bitstream Vera Sans4" style:text-scale="100%"/>
    </style:style>
    <style:style style:name="T48" style:family="text">
      <style:text-properties style:font-name="Bitstream Vera Sans4" fo:letter-spacing="-0.004cm" style:font-style-asian="normal" style:font-style-complex="normal" style:text-scale="75%"/>
    </style:style>
    <style:style style:name="T49" style:family="text">
      <style:text-properties style:font-name="OpenSymbol1" fo:font-size="10pt" fo:font-style="normal" style:font-name-asian="OpenSymbol1" style:font-size-asian="10pt" style:font-style-asian="normal" style:font-name-complex="OpenSymbol1" style:font-size-complex="10pt" style:font-style-complex="normal"/>
    </style:style>
    <style:style style:name="T50" style:family="text">
      <style:text-properties style:font-name="OpenSymbol1" fo:font-size="10pt" fo:font-style="normal" style:font-name-asian="OpenSymbol1" style:font-size-asian="10pt" style:font-style-asian="normal" style:font-name-complex="OpenSymbol1" style:font-size-complex="10pt" style:font-style-complex="normal" style:text-scale="100%"/>
    </style:style>
    <style:style style:name="T51" style:family="text">
      <style:text-properties style:font-name="OpenSymbol1" fo:font-size="10pt" fo:font-style="normal" style:font-name-asian="OpenSymbol1" style:font-size-asian="10pt" style:font-name-complex="OpenSymbol1" style:font-size-complex="10pt"/>
    </style:style>
    <style:style style:name="T52" style:family="text">
      <style:text-properties style:font-name="OpenSymbol1" fo:font-size="10pt" fo:letter-spacing="-0.004cm" fo:font-style="normal" style:font-name-asian="OpenSymbol1" style:font-size-asian="10pt" style:font-style-asian="normal" style:font-name-complex="OpenSymbol1" style:font-size-complex="10pt" style:font-style-complex="normal" style:text-scale="100%"/>
    </style:style>
    <style:style style:name="T53" style:family="text">
      <style:text-properties style:font-name="OpenSymbol1" fo:font-size="10pt" style:font-size-asian="10pt" style:font-style-asian="normal" style:font-size-complex="10pt" style:font-style-complex="normal"/>
    </style:style>
    <style:style style:name="T54" style:family="text">
      <style:text-properties style:font-name="OpenSymbol1" fo:font-size="10pt" officeooo:rsid="00373e4e" style:font-size-asian="10pt" style:font-style-asian="normal" style:font-size-complex="10pt" style:font-style-complex="normal"/>
    </style:style>
    <style:style style:name="T55" style:family="text">
      <style:text-properties fo:color="#c74028" style:font-name="Bitstream Vera Sans4" fo:font-size="10pt" fo:language="zxx" fo:country="none" fo:font-style="normal" style:text-underline-style="solid" style:text-underline-width="auto" style:text-underline-color="font-color" fo:font-weight="bold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56" style:family="text">
      <style:text-properties fo:color="#c74028" style:text-outline="false" style:text-line-through-style="none" style:text-line-through-type="none" style:font-name="Bitstream Vera Sans4" fo:font-size="10pt" fo:language="zxx" fo:country="none" fo:font-style="normal" style:text-underline-style="solid" style:text-underline-width="auto" style:text-underline-color="font-color" fo:font-weight="normal" style:font-name-asian="Bitstream Vera Sans4" style:font-size-asian="10pt" style:language-asian="zxx" style:country-asian="none" style:font-style-asian="normal" style:font-weight-asian="normal" style:font-name-complex="Bitstream Vera Sans4" style:font-size-complex="10pt" style:font-style-complex="normal" style:font-weight-complex="normal" style:text-emphasize="none" style:font-relief="none"/>
    </style:style>
    <style:style style:name="T57" style:family="text">
      <style:text-properties fo:color="#c74028" style:text-outline="false" style:text-line-through-style="none" style:text-line-through-type="none" style:font-name="OpenSymbol1" fo:font-size="10pt" fo:language="zxx" fo:country="none" fo:font-style="normal" style:text-underline-style="solid" style:text-underline-width="auto" style:text-underline-color="font-color" style:font-name-asian="OpenSymbol1" style:font-size-asian="10pt" style:language-asian="zxx" style:country-asian="none" style:font-style-asian="normal" style:font-weight-asian="bold" style:font-name-complex="OpenSymbol1" style:font-size-complex="10pt" style:font-style-complex="normal" style:font-weight-complex="bold" style:text-emphasize="none" style:font-relief="none"/>
    </style:style>
    <style:style style:name="T58" style:family="text">
      <style:text-properties fo:color="#7fb241" style:font-name="Bitstream Vera Sans4" fo:font-size="10pt" fo:language="zxx" fo:country="none" fo:font-style="normal" style:text-underline-style="solid" style:text-underline-width="auto" style:text-underline-color="font-color" fo:font-weight="bold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59" style:family="text">
      <style:text-properties fo:color="#7fb241" style:font-name="Bitstream Vera Sans4" fo:font-size="10pt" fo:language="zxx" fo:country="none" fo:font-style="normal" style:text-underline-style="solid" style:text-underline-width="auto" style:text-underline-color="font-color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60" style:family="text">
      <style:text-properties fo:color="#7fb241" fo:language="zxx" fo:country="none" style:text-underline-style="solid" style:text-underline-width="auto" style:text-underline-color="font-color" style:font-name-asian="OpenSymbol1" style:font-size-asian="10pt" style:language-asian="zxx" style:country-asian="none" style:font-style-asian="normal" style:font-weight-asian="bold" style:font-name-complex="OpenSymbol1" style:font-size-complex="10pt" style:font-style-complex="normal" style:font-weight-complex="bold" style:text-scale="100%" style:font-relief="none"/>
    </style:style>
    <style:style style:name="T61" style:family="text">
      <style:text-properties style:font-name="Bitstream Vera Sans1" fo:font-size="10pt" fo:font-style="normal" style:font-size-asian="10pt" style:font-style-asian="normal" style:font-size-complex="10pt" style:font-style-complex="normal" style:text-scale="100%"/>
    </style:style>
    <style:style style:name="T62" style:family="text">
      <style:text-properties style:font-name="Bitstream Vera Sans1" fo:font-size="10pt" style:font-size-asian="10pt" style:font-size-complex="10pt"/>
    </style:style>
    <style:style style:name="T63" style:family="text">
      <style:text-properties style:font-name="Bitstream Vera Sans1" fo:font-size="10pt" style:font-size-asian="10pt" style:font-size-complex="10pt" style:text-scale="100%"/>
    </style:style>
    <style:style style:name="T64" style:family="text">
      <style:text-properties style:font-size-asian="10pt" style:font-style-asian="normal" style:font-size-complex="10pt" style:font-style-complex="normal"/>
    </style:style>
    <style:style style:name="T65" style:family="text">
      <style:text-properties style:font-size-asian="10pt" style:font-style-asian="normal" style:font-size-complex="10pt" style:font-style-complex="normal" style:text-scale="100%"/>
    </style:style>
    <style:style style:name="T66" style:family="text">
      <style:text-properties style:font-size-asian="10pt" style:font-size-complex="10pt"/>
    </style:style>
    <style:style style:name="T67" style:family="text">
      <style:text-properties style:font-size-asian="10pt" style:font-size-complex="10pt" style:text-scale="100%"/>
    </style:style>
    <style:style style:name="T68" style:family="text">
      <style:text-properties style:text-scale="100%"/>
    </style:style>
    <style:style style:name="T69" style:family="text">
      <style:text-properties officeooo:rsid="00373e4e" style:text-scale="100%"/>
    </style:style>
    <style:style style:name="T70" style:family="text">
      <style:text-properties fo:color="#b3b3b3"/>
    </style:style>
    <style:style style:name="T71" style:family="text">
      <style:text-properties style:font-style-asian="normal" style:font-style-complex="normal"/>
    </style:style>
    <style:style style:name="T7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73" style:family="text">
      <style:text-properties fo:text-transform="lowercase" style:font-name="Times New Roman" fo:font-size="12pt" fo:font-style="italic" style:font-size-asian="12pt" style:font-style-asian="italic" style:font-size-complex="12pt" style:font-style-complex="italic"/>
    </style:style>
    <style:style style:name="T74" style:family="text">
      <style:text-properties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5" style:family="text">
      <style:text-properties style:text-outline="false" style:text-line-through-style="none" style:text-line-through-type="none" fo:language="zxx" fo:country="none" fo:text-shadow="none" style:text-underline-style="none" officeooo:rsid="002a7319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font-relief="none"/>
    </style:style>
    <style:style style:name="T76" style:family="text">
      <style:text-properties style:text-outline="false" style:text-line-through-style="none" style:text-line-through-type="none" style:font-name="OpenSymbol1" fo:font-size="10pt" fo:language="zxx" fo:country="none" fo:font-style="normal" fo:text-shadow="none" fo:font-weight="normal" fo:background-color="transparent" loext:char-shading-value="0" style:font-name-asian="OpenSymbol1" style:font-weight-asian="normal" style:font-name-complex="OpenSymbol1" style:font-weight-complex="normal" style:text-emphasize="none" style:font-relief="none"/>
    </style:style>
    <style:style style:name="T77" style:family="text">
      <style:text-properties style:text-outline="false" style:text-line-through-style="none" style:text-line-through-type="none" style:font-name="OpenSymbol1" fo:font-size="10pt" fo:language="zxx" fo:country="none" fo:font-style="normal" fo:text-shadow="none" fo:font-weight="normal" fo:background-color="transparent" loext:char-shading-value="0" style:font-name-asian="OpenSymbol1" style:language-asian="zxx" style:country-asian="none" style:font-weight-asian="normal" style:font-name-complex="OpenSymbol1" style:font-weight-complex="normal" style:text-emphasize="none" style:font-relief="none"/>
    </style:style>
    <style:style style:name="T78" style:family="text">
      <style:text-properties style:text-outline="false" style:text-line-through-style="none" style:text-line-through-type="none" style:font-name="OpenSymbol1" fo:font-size="10pt" fo:language="zxx" fo:country="none" fo:font-style="normal" fo:text-shadow="none" fo:font-weight="normal" fo:background-color="transparent" loext:char-shading-value="0" style:font-name-asian="OpenSymbol1" style:font-size-asian="10pt" style:language-asian="zxx" style:country-asian="none" style:font-style-asian="normal" style:font-weight-asian="normal" style:font-name-complex="OpenSymbol1" style:font-size-complex="10pt" style:font-style-complex="normal" style:font-weight-complex="normal" style:text-emphasize="none" style:font-relief="none"/>
    </style:style>
    <style:style style:name="T79" style:family="text">
      <style:text-properties style:text-outline="false" style:text-line-through-style="none" style:text-line-through-type="none" style:font-name="OpenSymbol1" fo:font-size="10pt" fo:language="zxx" fo:country="none" fo:font-style="normal" fo:font-weight="normal" style:font-name-asian="OpenSymbol1" style:font-size-asian="10pt" style:language-asian="zxx" style:country-asian="none" style:font-style-asian="normal" style:font-weight-asian="normal" style:font-name-complex="OpenSymbol1" style:font-size-complex="10pt" style:font-style-complex="normal" style:font-weight-complex="normal" style:text-emphasize="none" style:font-relief="none"/>
    </style:style>
    <style:style style:name="T80" style:family="text">
      <style:text-properties fo:color="#1ca2b8" style:font-name="Bitstream Vera Sans4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81" style:family="text">
      <style:text-properties fo:color="#1ca2b8" style:text-outline="false" style:text-line-through-style="none" style:text-line-through-type="none" style:font-name="Bitstream Vera Sans4" fo:font-size="10pt" fo:language="zxx" fo:country="none" fo:font-style="normal" fo:text-shadow="none" style:text-underline-style="solid" style:text-underline-width="auto" style:text-underline-color="font-color" fo:font-weight="bold" officeooo:rsid="00363c64" fo:background-color="transparent" loext:char-shading-value="0" style:font-name-asian="OpenSymbol1" style:font-size-asian="10pt" style:language-asian="zxx" style:country-asian="none" style:font-style-asian="normal" style:font-weight-asian="bold" style:font-name-complex="OpenSymbol1" style:font-size-complex="10pt" style:font-style-complex="normal" style:font-weight-complex="bold" style:text-emphasize="none" style:font-relief="none"/>
    </style:style>
    <style:style style:name="T82" style:family="text">
      <style:text-properties fo:color="#1ca2b8" style:text-outline="false" style:text-line-through-style="none" style:text-line-through-type="none" style:font-name="Bitstream Vera Sans4" fo:font-size="10pt" fo:language="zxx" fo:country="none" fo:font-style="normal" fo:text-shadow="none" style:text-underline-style="solid" style:text-underline-width="auto" style:text-underline-color="font-color" fo:font-weight="normal" fo:background-color="transparent" loext:char-shading-value="0" style:font-name-asian="Bitstream Vera Sans4" style:font-size-asian="10pt" style:language-asian="zxx" style:country-asian="none" style:font-style-asian="normal" style:font-weight-asian="normal" style:font-name-complex="Bitstream Vera Sans4" style:font-size-complex="10pt" style:font-style-complex="normal" style:font-weight-complex="normal" style:text-emphasize="none" style:font-relief="none"/>
    </style:style>
    <style:style style:name="T83" style:family="text">
      <style:text-properties fo:color="#9d0f89" style:font-name="Bitstream Vera Sans4" fo:font-size="10pt" fo:language="zxx" fo:country="none" fo:font-style="normal" style:text-underline-style="solid" style:text-underline-width="auto" style:text-underline-color="font-color" fo:font-weight="bold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84" style:family="text">
      <style:text-properties fo:color="#9d0f89" style:text-outline="false" style:text-line-through-style="none" style:text-line-through-type="none" style:font-name="Bitstream Vera Sans4" fo:font-size="10pt" fo:language="zxx" fo:country="none" fo:font-style="normal" style:text-underline-style="solid" style:text-underline-width="auto" style:text-underline-color="font-color" fo:font-weight="normal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text-emphasize="none" style:font-relief="none"/>
    </style:style>
    <style:style style:name="T85" style:family="text">
      <style:text-properties fo:color="#9d0f89" style:text-outline="false" style:text-line-through-style="none" style:text-line-through-type="none" style:font-name="Bitstream Vera Sans4" fo:font-size="10pt" fo:language="zxx" fo:country="none" fo:font-style="normal" style:text-underline-style="solid" style:text-underline-width="auto" style:text-underline-color="font-color" fo:font-weight="normal" style:font-name-asian="Bitstream Vera Sans4" style:font-size-asian="10pt" style:language-asian="zxx" style:country-asian="none" style:font-style-asian="normal" style:font-weight-asian="normal" style:font-name-complex="Bitstream Vera Sans4" style:font-size-complex="10pt" style:font-style-complex="normal" style:font-weight-complex="normal" style:text-emphasize="none" style:font-relief="none"/>
    </style:style>
    <style:style style:name="T86" style:family="text">
      <style:text-properties fo:color="#9d0f89" style:text-outline="false" style:text-line-through-style="none" style:text-line-through-type="none" fo:language="zxx" fo:country="none" style:text-underline-style="solid" style:text-underline-width="auto" style:text-underline-color="font-color" fo:font-weight="bold" style:font-name-asian="OpenSymbol1" style:font-size-asian="10pt" style:language-asian="zxx" style:country-asian="none" style:font-style-asian="italic" style:font-weight-asian="bold" style:font-name-complex="OpenSymbol1" style:font-size-complex="10pt" style:font-style-complex="italic" style:font-weight-complex="bold" style:text-emphasize="none" style:font-relief="none"/>
    </style:style>
    <style:style style:name="T87" style:family="text">
      <style:text-properties style:text-underline-style="none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88" style:family="text">
      <style:text-properties officeooo:rsid="00373e4e"/>
    </style:style>
    <style:style style:name="T89" style:family="text">
      <style:text-properties style:text-position="0% 100%" style:font-name-asian="OpenSymbol1" style:font-style-asian="normal" style:font-name-complex="OpenSymbol1" style:font-style-complex="normal"/>
    </style:style>
    <style:style style:name="T90" style:family="text">
      <style:text-properties style:text-position="0% 100%" style:font-name-asian="OpenSymbol1" style:font-style-asian="normal" style:font-name-complex="OpenSymbol1" style:font-style-complex="normal" style:text-scale="100%"/>
    </style:style>
    <style:style style:name="T91" style:family="text">
      <style:text-properties style:text-position="0% 100%" style:font-name="Bitstream Vera Sans4" fo:font-size="10pt" fo:font-weight="normal" style:font-name-asian="Bitstream Vera Sans3" style:font-size-asian="10pt" style:font-style-asian="normal" style:font-weight-asian="normal" style:font-name-complex="Bitstream Vera Sans3" style:font-size-complex="10pt" style:font-style-complex="normal" style:font-weight-complex="normal" style:text-scale="100%"/>
    </style:style>
    <style:style style:name="T92" style:family="text">
      <style:text-properties fo:color="#000000" style:font-name="OpenSymbol" fo:font-size="10pt" fo:font-style="normal" style:font-name-asian="OpenSymbol1" style:font-size-asian="10pt" style:font-style-asian="normal" style:font-name-complex="OpenSymbol1" style:font-size-complex="10pt" style:font-style-complex="normal" style:text-scale="100%"/>
    </style:style>
    <style:style style:name="T93" style:family="text">
      <style:text-properties fo:color="#000000" style:font-name-asian="OpenSymbol1" style:font-size-asian="10pt" style:font-style-asian="normal" style:font-name-complex="OpenSymbol1" style:font-size-complex="10pt" style:font-style-complex="normal" style:text-scale="100%"/>
    </style:style>
    <style:style style:name="T94" style:family="text">
      <style:text-properties officeooo:rsid="0040b682"/>
    </style:style>
    <style:style style:name="T95" style:family="text">
      <style:text-properties style:font-name-asian="OpenSymbol1" style:font-size-asian="10pt" style:font-style-asian="normal" style:font-name-complex="OpenSymbol1" style:font-size-complex="10pt" style:font-style-complex="normal"/>
    </style:style>
    <style:style style:name="T96" style:family="text">
      <style:text-properties style:font-name-asian="OpenSymbol1" style:font-size-asian="10pt" style:font-style-asian="normal" style:font-name-complex="OpenSymbol1" style:font-size-complex="10pt" style:font-style-complex="normal" style:text-scale="100%"/>
    </style:style>
    <style:style style:name="T97" style:family="text">
      <style:text-properties fo:letter-spacing="-0.011cm"/>
    </style:style>
    <style:style style:name="T98" style:family="text">
      <style:text-properties fo:letter-spacing="-0.018cm"/>
    </style:style>
    <style:style style:name="T99" style:family="text">
      <style:text-properties officeooo:rsid="0044e7c6"/>
    </style:style>
    <style:style style:name="T100" style:family="text">
      <style:text-properties fo:letter-spacing="normal"/>
    </style:style>
    <style:style style:name="T101" style:family="text">
      <style:text-properties fo:color="#ffffff" style:font-name="Bitstream Vera Sans4" fo:font-size="11pt" fo:font-weight="bold" style:font-size-asian="11pt" style:font-weight-asian="bold" style:font-size-complex="11pt" style:font-weight-complex="bold"/>
    </style:style>
    <style:style style:name="T102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7" text:outline-level="1"><draw:g text:anchor-type="paragraph" draw:z-index="21" draw:name="Forme5" draw:style-name="gr1"><draw:custom-shape draw:style-name="gr2" draw:text-style-name="P89" svg:width="3.964cm" svg:height="0.641cm" draw:transform="skewX (0.00279252680319092) rotate (0.0872664625997165) translate (-0.370416666666667cm -0.0934861111111111cm)"><text:p text:style-name="P88"><text:span text:style-name="T101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22"><draw:text-box fo:min-height="3.93cm"><text:section text:style-name="Sect1" text:name="Section1"><text:p text:style-name="P30"/><text:p text:style-name="P39"><text:span text:style-name="_5f_Niveau_5f_jaune"><text:span text:style-name="T7">Calcule A </text:span></text:span><text:span text:style-name="_5f_Niveau_5f_jaune"><text:span text:style-name="T19">=</text:span></text:span><text:span text:style-name="_5f_Niveau_5f_jaune"><text:span text:style-name="T7"> 7 </text:span></text:span><text:span text:style-name="_5f_Consigne"><text:span text:style-name="T76"></text:span></text:span><text:span text:style-name="_5f_Niveau_5f_jaune"><text:span text:style-name="T7"> 2 </text:span></text:span><text:span text:style-name="_5f_opensymbol"><text:span text:style-name="T16">×</text:span></text:span><text:span text:style-name="_5f_Niveau_5f_jaune"><text:span text:style-name="T9"> </text:span></text:span><text:span text:style-name="_5f_Niveau_5f_jaune"><text:span text:style-name="T10">(5</text:span></text:span><text:span text:style-name="_5f_Niveau_5f_jaune"><text:span text:style-name="T8"> </text:span></text:span><text:span text:style-name="_5f_Consigne"><text:span text:style-name="T77"></text:span></text:span><text:span text:style-name="_5f_Niveau_5f_jaune"><text:span text:style-name="T8"> </text:span></text:span><text:span text:style-name="_5f_Niveau_5f_jaune"><text:span text:style-name="T10">7) </text:span></text:span><text:span text:style-name="_5f_opensymbol"><text:span text:style-name="T18">−</text:span></text:span><text:span text:style-name="_5f_Niveau_5f_jaune"><text:span text:style-name="T10"> 5.</text:span></text:span></text:p><text:p text:style-name="P38"><text:span text:style-name="Bold_5f_niv1"><text:span text:style-name="T75">Correction</text:span></text:span></text:p><text:p text:style-name="P35"><text:span text:style-name="_5f_variables"><text:span text:style-name="T42">A</text:span></text:span><text:span text:style-name="_5f_variables"><text:span text:style-name="T11"> </text:span></text:span><text:span text:style-name="_5f_Niveau_5f_jaune"><text:span text:style-name="T21">=</text:span></text:span><text:span text:style-name="_5f_variables"><text:span text:style-name="T11"> </text:span></text:span><text:span text:style-name="_5f_variables"><text:span text:style-name="T42">7</text:span></text:span><text:span text:style-name="_5f_variables"><text:span text:style-name="T11"> </text:span></text:span><text:span text:style-name="_5f_Consigne"><text:span text:style-name="T78"></text:span></text:span><text:span text:style-name="_5f_variables"><text:span text:style-name="T11"> </text:span></text:span><text:span text:style-name="_5f_variables"><text:span text:style-name="T42">2</text:span></text:span><text:span text:style-name="_5f_variables"><text:span text:style-name="T11"> </text:span></text:span><text:span text:style-name="_5f_opensymbol"><text:span text:style-name="T17">×</text:span></text:span><text:span text:style-name="_5f_variables"><text:span text:style-name="T12"> </text:span></text:span><text:span text:style-name="_5f_variables"><text:span text:style-name="T42">(</text:span></text:span><text:span text:style-name="_5f_variables"><text:span text:style-name="T80">5</text:span></text:span><text:span text:style-name="_5f_variables"><text:span text:style-name="T82"> </text:span></text:span><text:span text:style-name="_5f_variables"><text:span text:style-name="T81">+</text:span></text:span><text:span text:style-name="_5f_variables"><text:span text:style-name="T82"> </text:span></text:span><text:span text:style-name="_5f_variables"><text:span text:style-name="T80">7</text:span></text:span><text:span text:style-name="_5f_variables"><text:span text:style-name="T42">)<text:tab/></text:span></text:span><text:span text:style-name="_5f_opensymbol"><text:span text:style-name="T87">−</text:span></text:span><text:span text:style-name="_5f_variables"><text:span text:style-name="T42"> 5</text:span></text:span></text:p><text:p text:style-name="P27"><text:span text:style-name="_5f_variables"><text:span text:style-name="T25">A</text:span></text:span><text:span text:style-name="_5f_variables"><text:span text:style-name="T15"> </text:span></text:span><text:span text:style-name="_5f_Niveau_5f_jaune"><text:span text:style-name="T22">=</text:span></text:span><text:span text:style-name="_5f_variables"><text:span text:style-name="T15"> </text:span></text:span><text:span text:style-name="_5f_variables"><text:span text:style-name="T25">7</text:span></text:span><text:span text:style-name="_5f_variables"><text:span text:style-name="T15"> </text:span></text:span><text:span text:style-name="_5f_Consigne"><text:span text:style-name="T79"></text:span></text:span><text:span text:style-name="_5f_variables"><text:span text:style-name="T15"> </text:span></text:span><text:span text:style-name="_5f_variables"><text:span text:style-name="T83">2</text:span></text:span><text:span text:style-name="_5f_variables"><text:span text:style-name="T85"> </text:span></text:span><text:span text:style-name="_5f_opensymbol"><text:span text:style-name="T86">×</text:span></text:span><text:span text:style-name="_5f_variables"><text:span text:style-name="T84"> </text:span></text:span><text:span text:style-name="_5f_variables"><text:span text:style-name="T83">12</text:span></text:span><text:span text:style-name="_5f_variables"><text:span text:style-name="T25"> </text:span></text:span><text:span text:style-name="_5f_opensymbol"><text:span text:style-name="T38">−</text:span></text:span><text:span text:style-name="_5f_variables"><text:span text:style-name="T25"> 5</text:span></text:span></text:p><text:p text:style-name="P27"><text:span text:style-name="_5f_variables"><text:span text:style-name="T25">A</text:span></text:span><text:span text:style-name="_5f_variables"><text:span text:style-name="T15"> </text:span></text:span><text:span text:style-name="_5f_Niveau_5f_jaune"><text:span text:style-name="T22">=</text:span></text:span><text:span text:style-name="_5f_variables"><text:span text:style-name="T15"> </text:span></text:span><text:span text:style-name="_5f_variables"><text:span text:style-name="T55">7</text:span></text:span><text:span text:style-name="_5f_variables"><text:span text:style-name="T56"> </text:span></text:span><text:span text:style-name="_5f_Consigne"><text:span text:style-name="T57"></text:span></text:span><text:span text:style-name="_5f_variables"><text:span text:style-name="T56"> </text:span></text:span><text:span text:style-name="_5f_variables"><text:span text:style-name="T55">24</text:span></text:span><text:span text:style-name="_5f_variables"><text:span text:style-name="T25"> </text:span></text:span><text:span text:style-name="_5f_opensymbol"><text:span text:style-name="T38">−</text:span></text:span><text:span text:style-name="_5f_variables"><text:span text:style-name="T25"> 5</text:span></text:span></text:p><text:p text:style-name="P26"><text:span text:style-name="_5f_variables"><text:span text:style-name="T25">A</text:span></text:span><text:span text:style-name="_5f_variables"><text:span text:style-name="T15"> </text:span></text:span><text:span text:style-name="_5f_Niveau_5f_jaune"><text:span text:style-name="T22">=</text:span></text:span><text:span text:style-name="_5f_variables"><text:span text:style-name="T15"> </text:span></text:span><text:span text:style-name="_5f_variables"><text:span text:style-name="T58">31</text:span></text:span><text:span text:style-name="_5f_variables"><text:span text:style-name="T59"> </text:span></text:span><text:span text:style-name="_5f_opensymbol"><text:span text:style-name="T60">−</text:span></text:span><text:span text:style-name="_5f_variables"><text:span text:style-name="T59"> </text:span></text:span><text:span text:style-name="_5f_variables"><text:span text:style-name="T58">5</text:span></text:span></text:p><text:p text:style-name="P28"><text:span text:style-name="_5f_variables"><text:span text:style-name="T13">A</text:span></text:span><text:span text:style-name="_5f_variables"><text:span text:style-name="T11"> </text:span></text:span><text:span text:style-name="_5f_Niveau_5f_jaune"><text:span text:style-name="T20">=</text:span></text:span><text:span text:style-name="_5f_variables"><text:span text:style-name="T11"> </text:span></text:span><text:span text:style-name="_5f_variables"><text:span text:style-name="T14">26</text:span></text:span></text:p></text:section></draw:text-box></draw:frame></text:h>
      <text:list xml:id="list1875771523" text:style-name="Num_5f_Exo">
        <text:list-item>
          <text:h text:style-name="P56" text:outline-level="1"> Entoure le signe opératoire de l’opération priori<text:span text:style-name="T99">­</text:span>taire. (Il peut y en avoir plusieurs.)</text:h>
        </text:list-item>
      </text:list>
      <text:section text:style-name="Sect2" text:name="Section4">
        <text:list xml:id="list1958270875" text:style-name="liste_5f_abc">
          <text:list-item>
            <text:p text:style-name="P75">(6,2<text:span text:style-name="_5f_pointillés_20_gris"><text:span text:style-name="T68"> </text:span></text:span><text:span text:style-name="_5f_opensymbol"><text:span text:style-name="T67">−</text:span></text:span><text:span text:style-name="T68"> </text:span>0,1) <text:span text:style-name="_5f_opensymbol">÷</text:span> 10</text:p>
          </text:list-item>
          <text:list-item>
            <text:p text:style-name="P75">238<text:span text:style-name="_5f_pointillés_20_gris"><text:span text:style-name="T68"> </text:span></text:span><text:span text:style-name="_5f_opensymbol"><text:span text:style-name="T67">−</text:span></text:span><text:span text:style-name="T68"> </text:span>4 <text:span text:style-name="_5f_opensymbol">×</text:span> (13 <text:span text:style-name="_5f_Consigne"><text:span text:style-name="T49"></text:span></text:span> 27)</text:p>
          </text:list-item>
          <text:list-item>
            <text:p text:style-name="P75">5 <text:span text:style-name="_5f_Consigne"><text:span text:style-name="T49"></text:span></text:span> (2,8 <text:span text:style-name="_5f_Consigne"><text:span text:style-name="T49"></text:span></text:span> 6 <text:span text:style-name="_5f_opensymbol">×</text:span> 1,2)</text:p>
          </text:list-item>
          <text:list-item>
            <text:p text:style-name="P75">34<text:span text:style-name="_5f_pointillés_20_gris"><text:span text:style-name="T68"> </text:span></text:span><text:span text:style-name="_5f_opensymbol"><text:span text:style-name="T67">−</text:span></text:span><text:span text:style-name="T68"> </text:span>(104 <text:span text:style-name="_5f_opensymbol">÷</text:span> 52 <text:span text:style-name="_5f_opensymbol">×</text:span> 6)</text:p>
          </text:list-item>
          <text:list-item>
            <text:p text:style-name="P75">90<text:span text:style-name="_5f_pointillés_20_gris"><text:span text:style-name="T68"> </text:span></text:span><text:span text:style-name="_5f_opensymbol"><text:span text:style-name="T67">−</text:span></text:span><text:span text:style-name="T68"> </text:span>(2 <text:span text:style-name="_5f_opensymbol">×</text:span> 7<text:span text:style-name="_5f_pointillés_20_gris"><text:span text:style-name="T68"> </text:span></text:span><text:span text:style-name="_5f_opensymbol"><text:span text:style-name="T67">−</text:span></text:span><text:span text:style-name="T68"> </text:span>7) <text:span text:style-name="_5f_opensymbol">×</text:span> 6 </text:p>
          </text:list-item>
          <text:list-item>
            <text:p text:style-name="P75">9 <text:span text:style-name="_5f_opensymbol">÷</text:span> 3 <text:span text:style-name="_5f_Consigne"><text:span text:style-name="T49"></text:span></text:span> (15<text:span text:style-name="_5f_pointillés_20_gris"><text:span text:style-name="T68"> </text:span></text:span><text:span text:style-name="_5f_opensymbol"><text:span text:style-name="T67">−</text:span></text:span><text:span text:style-name="T68"> 6</text:span> <text:span text:style-name="_5f_opensymbol">÷</text:span> 3)</text:p>
          </text:list-item>
          <text:list-item>
            <text:p text:style-name="P75">(84<text:span text:style-name="_5f_pointillés_20_gris"><text:span text:style-name="T68"> </text:span></text:span><text:span text:style-name="_5f_opensymbol"><text:span text:style-name="T67">−</text:span></text:span><text:span text:style-name="T68"> </text:span>1) <text:span text:style-name="_5f_opensymbol">÷</text:span> (5 <text:span text:style-name="_5f_Consigne"><text:span text:style-name="T49"></text:span></text:span> 0,4)</text:p>
          </text:list-item>
          <text:list-item>
            <text:p text:style-name="P76"><text:span text:style-name="T62">3 </text:span><text:span text:style-name="_5f_opensymbol"><text:span text:style-name="T66">×</text:span></text:span><text:span text:style-name="T62"> [(1 </text:span><text:span text:style-name="_5f_Consigne"><text:span text:style-name="T51"></text:span></text:span><text:span text:style-name="T62"> 2) </text:span><text:span text:style-name="_5f_opensymbol"><text:span text:style-name="T66">×</text:span></text:span><text:span text:style-name="T62"> 4</text:span><text:span text:style-name="_5f_pointillés_20_gris"><text:span text:style-name="T68"> </text:span></text:span><text:span text:style-name="_5f_opensymbol"><text:span text:style-name="T67">−</text:span></text:span><text:span text:style-name="T63"> 2]</text:span></text:p>
          </text:list-item>
        </text:list>
      </text:section>
      <text:list xml:id="list144006825667005" text:continue-list="list1875771523" text:style-name="Num_5f_Exo">
        <text:list-item>
          <text:h text:style-name="P57" text:outline-level="1"> <text:span text:style-name="T97">Effectue les calculs suivants en soulignant le calcul en cours.</text:span></text:h>
        </text:list-item>
      </text:list>
      <text:p text:style-name="P29">S <text:span text:style-name="_5f_opensymbol">=</text:span> 25<text:span text:style-name="_5f_pointillés_20_gris"><text:span text:style-name="T68"> </text:span></text:span><text:span text:style-name="_5f_opensymbol"><text:span text:style-name="T67">−</text:span></text:span><text:span text:style-name="T68"> </text:span>(8<text:span text:style-name="_5f_pointillés_20_gris"><text:span text:style-name="T68"> </text:span></text:span><text:span text:style-name="_5f_opensymbol"><text:span text:style-name="T67">−</text:span></text:span><text:span text:style-name="T68"> </text:span>3) <text:span text:style-name="_5f_Consigne"><text:span text:style-name="T49"></text:span></text:span> 1</text:p>
      <text:p text:style-name="P42">S <text:span text:style-name="_5f_opensymbol">=</text:span> <text:span text:style-name="_5f_pointillés_20_gris"><text:span text:style-name="T64"><text:tab/></text:span></text:span></text:p>
      <text:p text:style-name="P42">S <text:span text:style-name="_5f_opensymbol">=</text:span> <text:span text:style-name="_5f_pointillés_20_gris"><text:tab/></text:span></text:p>
      <text:p text:style-name="P42">S <text:span text:style-name="_5f_opensymbol">=</text:span> <text:span text:style-name="_5f_pointillés_20_gris"><text:tab/></text:span></text:p>
      <text:p text:style-name="P52">T <text:span text:style-name="_5f_opensymbol">=</text:span> 25<text:span text:style-name="_5f_pointillés_20_gris"><text:span text:style-name="T68"> </text:span></text:span><text:span text:style-name="_5f_opensymbol"><text:span text:style-name="T67">−</text:span></text:span><text:span text:style-name="T68"> </text:span>8<text:span text:style-name="_5f_pointillés_20_gris"><text:span text:style-name="T68"> </text:span></text:span><text:span text:style-name="_5f_opensymbol"><text:span text:style-name="T67">−</text:span></text:span><text:span text:style-name="T68"> </text:span>(3 <text:span text:style-name="_5f_Consigne"><text:span text:style-name="T49"></text:span></text:span> 1)</text:p>
      <text:p text:style-name="P42">T <text:span text:style-name="_5f_opensymbol">=</text:span> <text:span text:style-name="_5f_pointillés_20_gris"><text:tab/></text:span></text:p>
      <text:p text:style-name="P42">T <text:span text:style-name="_5f_opensymbol">=</text:span> <text:span text:style-name="_5f_pointillés_20_gris"><text:tab/></text:span></text:p>
      <text:p text:style-name="P42">T <text:span text:style-name="_5f_opensymbol">=</text:span> <text:span text:style-name="_5f_pointillés_20_gris"><text:tab/></text:span></text:p>
      <text:p text:style-name="P29">U <text:span text:style-name="_5f_opensymbol">=</text:span> 25<text:span text:style-name="_5f_pointillés_20_gris"><text:span text:style-name="T68"> </text:span></text:span><text:span text:style-name="_5f_opensymbol"><text:span text:style-name="T67">−</text:span></text:span><text:span text:style-name="T68"> </text:span>(8<text:span text:style-name="_5f_pointillés_20_gris"><text:span text:style-name="T68"> </text:span></text:span><text:span text:style-name="_5f_opensymbol"><text:span text:style-name="T67">−</text:span></text:span><text:span text:style-name="T68"> </text:span>3 <text:span text:style-name="_5f_Consigne"><text:span text:style-name="T49"></text:span></text:span> 1)</text:p>
      <text:p text:style-name="P42">U <text:span text:style-name="_5f_opensymbol">=</text:span> <text:span text:style-name="_5f_pointillés_20_gris"><text:tab/></text:span></text:p>
      <text:p text:style-name="P42">U <text:span text:style-name="_5f_opensymbol">=</text:span> <text:span text:style-name="_5f_pointillés_20_gris"><text:tab/></text:span></text:p>
      <text:p text:style-name="P43">U <text:span text:style-name="_5f_opensymbol">=</text:span> <text:span text:style-name="_5f_pointillés_20_gris"><text:tab/></text:span></text:p>
      <text:p text:style-name="P52">V <text:span text:style-name="_5f_opensymbol">=</text:span><text:span text:style-name="T68"> </text:span>18<text:span text:style-name="_5f_pointillés_20_gris"><text:span text:style-name="T68"> </text:span></text:span><text:span text:style-name="_5f_opensymbol"><text:span text:style-name="T67">−</text:span></text:span><text:span text:style-name="T68"> </text:span>[4<text:span text:style-name="T68"> </text:span><text:span text:style-name="_5f_opensymbol">×</text:span><text:span text:style-name="T68"> </text:span>(5<text:span text:style-name="_5f_pointillés_20_gris"><text:span text:style-name="T68"> </text:span></text:span><text:span text:style-name="_5f_opensymbol"><text:span text:style-name="T67">−</text:span></text:span><text:span text:style-name="T68"> </text:span>3)<text:span text:style-name="T68"> </text:span><text:span text:style-name="_5f_Consigne"><text:span text:style-name="T50"></text:span></text:span><text:span text:style-name="T68"> </text:span>2]</text:p>
      <text:p text:style-name="P42">V <text:span text:style-name="_5f_opensymbol">=</text:span> <text:span text:style-name="_5f_pointillés_20_gris"><text:tab/></text:span></text:p>
      <text:p text:style-name="P42">V <text:span text:style-name="_5f_opensymbol">=</text:span> <text:span text:style-name="_5f_pointillés_20_gris"><text:tab/></text:span></text:p>
      <text:p text:style-name="P42">V <text:span text:style-name="_5f_opensymbol">=</text:span> <text:span text:style-name="_5f_pointillés_20_gris"><text:tab/></text:span></text:p>
      <text:p text:style-name="P42">V <text:span text:style-name="_5f_opensymbol">=</text:span> <text:span text:style-name="_5f_pointillés_20_gris"><text:tab/></text:span></text:p>
      <text:p text:style-name="P54">W <text:span text:style-name="_5f_opensymbol">=</text:span> 24 <text:span text:style-name="_5f_opensymbol">÷</text:span> [8<text:span text:style-name="_5f_pointillés_20_gris"><text:span text:style-name="T68"> </text:span></text:span><text:span text:style-name="_5f_opensymbol"><text:span text:style-name="T67">−</text:span></text:span><text:span text:style-name="T68"> </text:span>(3 <text:span text:style-name="_5f_Consigne"><text:span text:style-name="T49"></text:span></text:span> 1)]</text:p>
      <text:p text:style-name="P42">W <text:span text:style-name="_5f_opensymbol">=</text:span> <text:span text:style-name="_5f_pointillés_20_gris"><text:tab/></text:span></text:p>
      <text:p text:style-name="P42">W <text:span text:style-name="_5f_opensymbol">=</text:span> <text:span text:style-name="_5f_pointillés_20_gris"><text:tab/></text:span></text:p>
      <text:p text:style-name="P42">W <text:span text:style-name="_5f_opensymbol">=</text:span> <text:span text:style-name="_5f_pointillés_20_gris"><text:tab/></text:span></text:p>
      <text:p text:style-name="P52">X <text:span text:style-name="_5f_opensymbol">=</text:span> <text:span text:style-name="T68">[</text:span>2<text:span text:style-name="T68"> </text:span><text:span text:style-name="_5f_Consigne"><text:span text:style-name="T50"></text:span></text:span><text:span text:style-name="T68"> </text:span>0,1<text:span text:style-name="T68"> </text:span><text:span text:style-name="_5f_opensymbol">×</text:span><text:span text:style-name="T68"> </text:span>(5<text:span text:style-name="T68"> </text:span><text:span text:style-name="_5f_Consigne"><text:span text:style-name="T50"></text:span></text:span><text:span text:style-name="T68"> </text:span>3)]<text:span text:style-name="T68"> </text:span><text:span text:style-name="_5f_opensymbol">÷</text:span><text:span text:style-name="T68"> </text:span>4</text:p>
      <text:p text:style-name="P42">X <text:span text:style-name="_5f_opensymbol">=</text:span> <text:span text:style-name="_5f_pointillés_20_gris"><text:tab/></text:span></text:p>
      <text:p text:style-name="P42">X <text:span text:style-name="_5f_opensymbol">=</text:span> <text:span text:style-name="_5f_pointillés_20_gris"><text:tab/></text:span></text:p>
      <text:p text:style-name="P42">X <text:span text:style-name="_5f_opensymbol">=</text:span> <text:span text:style-name="_5f_pointillés_20_gris"><text:tab/></text:span></text:p>
      <text:p text:style-name="P50"><text:span text:style-name="T61">X </text:span><text:span text:style-name="_5f_opensymbol"><text:span text:style-name="T65">=</text:span></text:span><text:span text:style-name="T61"> </text:span><text:span text:style-name="_5f_pointillés_20_gris"><text:span text:style-name="T65"><text:tab/></text:span></text:span></text:p>
      <text:list xml:id="list144006830937283" text:continue-numbering="true" text:style-name="Num_5f_Exo">
        <text:list-item>
          <text:h text:style-name="P58" text:outline-level="1"> <text:span text:style-name="T98">Observe puis calcule astucieusement les expressions suivantes.</text:span></text:h>
        </text:list-item>
      </text:list>
      <text:list xml:id="list144008251382127" text:continue-list="list1958270875" text:style-name="liste_5f_abc">
        <text:list-item text:start-value="1">
          <text:p text:style-name="P78">(52 <text:span text:style-name="_5f_opensymbol">×</text:span> 321<text:span text:style-name="_5f_pointillés_20_gris"><text:span text:style-name="T68"> </text:span></text:span><text:span text:style-name="_5f_opensymbol"><text:span text:style-name="T67">−</text:span></text:span><text:span text:style-name="T68"> </text:span>18 <text:span text:style-name="_5f_opensymbol">×</text:span> 25) <text:span text:style-name="_5f_opensymbol">×</text:span> (2 <text:span text:style-name="_5f_opensymbol">×</text:span> 31<text:span text:style-name="_5f_pointillés_20_gris"><text:span text:style-name="T68"> </text:span></text:span><text:span text:style-name="_5f_opensymbol"><text:span text:style-name="T67">−</text:span></text:span><text:span text:style-name="T68"> </text:span>62) <text:span text:style-name="_5f_opensymbol"><text:span text:style-name="T53"></text:span></text:span> <text:span text:style-name="_5f_pointillés_20_gris"><text:span text:style-name="T70"><text:tab/></text:span></text:span></text:p>
        </text:list-item>
        <text:list-item>
          <text:p text:style-name="P72">(78 <text:span text:style-name="_5f_Consigne"><text:span text:style-name="T49"></text:span></text:span> 7 <text:span text:style-name="_5f_opensymbol">×</text:span> 27) <text:span text:style-name="_5f_opensymbol">÷</text:span> (78 <text:span text:style-name="_5f_Consigne"><text:span text:style-name="T49"></text:span></text:span> 7 <text:span text:style-name="_5f_opensymbol">×</text:span> 27) <text:span text:style-name="_5f_opensymbol">=</text:span> <text:span text:style-name="_5f_pointillés_20_gris"><text:span text:style-name="T70"><text:tab/></text:span></text:span></text:p>
        </text:list-item>
        <text:list-item>
          <text:p text:style-name="P72">0,4 <text:span text:style-name="_5f_opensymbol">×</text:span> 0,27 <text:span text:style-name="_5f_opensymbol">×</text:span> 250 <text:span text:style-name="_5f_opensymbol">=</text:span> <text:span text:style-name="_5f_pointillés_20_gris"><text:span text:style-name="T70"><text:tab/></text:span></text:span></text:p>
        </text:list-item>
      </text:list>
      <text:list xml:id="list144008233252779" text:continue-list="list144006830937283" text:style-name="Num_5f_Exo">
        <text:list-item>
          <text:h text:style-name="P58" text:outline-level="1"> Avec la calculatrice, calcule les expressions suivantes sans noter les résultats intermédiaires.</text:h>
        </text:list-item>
      </text:list>
      <text:list xml:id="list144006860722480" text:continue-list="list144008251382127" text:style-name="liste_5f_abc">
        <text:list-item text:start-value="1">
          <text:p text:style-name="P77">54,2<text:span text:style-name="_5f_pointillés_20_gris"><text:span text:style-name="T68"> </text:span></text:span><text:span text:style-name="_5f_opensymbol"><text:span text:style-name="T67">−</text:span></text:span><text:span text:style-name="T68"> </text:span>(8,72<text:span text:style-name="_5f_pointillés_20_gris"><text:span text:style-name="T68"> </text:span></text:span><text:span text:style-name="_5f_opensymbol"><text:span text:style-name="T67">−</text:span></text:span><text:span text:style-name="T68"> </text:span>5,21) <text:span text:style-name="_5f_opensymbol">=</text:span> <text:span text:style-name="_5f_pointillés_20_gris"><text:span text:style-name="T70"><text:tab/></text:span></text:span></text:p>
        </text:list-item>
        <text:list-item>
          <text:p text:style-name="P73">7,2 <text:span text:style-name="_5f_opensymbol">×</text:span> (15,7 <text:span text:style-name="_5f_Consigne"><text:span text:style-name="T49"></text:span></text:span> 0,51) <text:span text:style-name="_5f_opensymbol">×</text:span> 3,5 <text:span text:style-name="_5f_opensymbol">=</text:span> <text:span text:style-name="_5f_pointillés_20_gris"><text:span text:style-name="T70"><text:tab/></text:span></text:span></text:p>
        </text:list-item>
        <text:list-item>
          <text:p text:style-name="P73">[(19,01<text:span text:style-name="_5f_pointillés_20_gris"><text:span text:style-name="T68"> </text:span></text:span><text:span text:style-name="_5f_opensymbol"><text:span text:style-name="T67">−</text:span></text:span><text:span text:style-name="T68"> </text:span>7,5) <text:span text:style-name="_5f_opensymbol">×</text:span> 2<text:span text:style-name="_5f_pointillés_20_gris"><text:span text:style-name="T68"> </text:span></text:span><text:span text:style-name="_5f_opensymbol"><text:span text:style-name="T67">−</text:span></text:span><text:span text:style-name="T68"> </text:span>13,02] <text:span text:style-name="_5f_opensymbol">×</text:span> 2,3 <text:span text:style-name="_5f_opensymbol">=</text:span> <text:span text:style-name="_5f_pointillés_20_gris"><text:span text:style-name="T70"><text:tab/></text:span></text:span></text:p>
        </text:list-item>
        <text:list-item>
          <text:p text:style-name="P74"><text:span text:style-name="_5f_BVS">[(</text:span><text:span text:style-name="_5f_BVS"><text:span text:style-name="T88">20,52</text:span></text:span><text:span text:style-name="_5f_BVS"><text:span text:style-name="T68"> </text:span></text:span><text:span text:style-name="_5f_Consigne"><text:span text:style-name="T50"></text:span></text:span><text:span text:style-name="_5f_BVS"><text:span text:style-name="T68"> </text:span></text:span><text:span text:style-name="_5f_BVS">7,5) </text:span><text:span text:style-name="_5f_opensymbol">×</text:span><text:span text:style-name="_5f_BVS"> 2</text:span><text:span text:style-name="_5f_BVS"><text:span text:style-name="T69">]</text:span></text:span><text:span text:style-name="_5f_BVS"><text:span text:style-name="T68"> </text:span></text:span><text:span text:style-name="_5f_opensymbol"><text:span text:style-name="T68">×</text:span></text:span><text:span text:style-name="_5f_BVS"><text:span text:style-name="T68"> </text:span></text:span><text:span text:style-name="_5f_BVS"><text:span text:style-name="T69">(</text:span></text:span><text:span text:style-name="_5f_BVS">13</text:span><text:span text:style-name="_5f_pointillés_20_gris"><text:span text:style-name="T68"> </text:span></text:span><text:span text:style-name="_5f_opensymbol"><text:span text:style-name="T67">−</text:span></text:span><text:span text:style-name="_5f_BVS"> 2,3</text:span><text:span text:style-name="_5f_BVS"><text:span text:style-name="T88">) </text:span></text:span><text:span text:style-name="_5f_opensymbol"><text:span text:style-name="T54"></text:span></text:span><text:span text:style-name="_5f_BVS"> </text:span><text:span text:style-name="_5f_pointillés_20_gris"><text:span text:style-name="T70"><text:tab/></text:span></text:span></text:p>
        </text:list-item>
      </text:list>
      <text:list xml:id="list144007928898191" text:continue-list="list144008233252779" text:style-name="Num_5f_Exo">
        <text:list-item>
          <text:h text:style-name="P58" text:outline-level="1"> Récris chaque expression en supprimant, <text:span text:style-name="T94">quand c’est possible,</text:span> les parenthèses inutiles.</text:h>
        </text:list-item>
      </text:list>
      <text:section text:style-name="Sect2" text:name="Section8">
        <text:p text:style-name="P37">K <text:span text:style-name="_5f_opensymbol">=</text:span> 21<text:span text:style-name="_5f_pointillés_20_gris"><text:span text:style-name="T68"> </text:span></text:span><text:span text:style-name="_5f_opensymbol"><text:span text:style-name="T67">−</text:span></text:span><text:span text:style-name="T47"> </text:span>(8 <text:span text:style-name="_5f_opensymbol">×</text:span> 4)</text:p>
        <text:p text:style-name="P44">K <text:span text:style-name="_5f_opensymbol">=</text:span> <text:span text:style-name="_5f_pointillés_20_gris"><text:tab/></text:span></text:p>
        <text:p text:style-name="P53">L <text:span text:style-name="_5f_opensymbol">=</text:span> 21 <text:span text:style-name="_5f_opensymbol">×</text:span> (8<text:span text:style-name="_5f_pointillés_20_gris"><text:span text:style-name="T68"> </text:span></text:span><text:span text:style-name="_5f_opensymbol"><text:span text:style-name="T67">−</text:span></text:span><text:span text:style-name="T47"> </text:span>4)</text:p>
        <text:p text:style-name="P44">L <text:span text:style-name="_5f_opensymbol">=</text:span> <text:span text:style-name="_5f_pointillés_20_gris"><text:tab/></text:span></text:p>
        <text:p text:style-name="P53">M <text:span text:style-name="_5f_opensymbol">=</text:span> 21<text:span text:style-name="_5f_pointillés_20_gris"><text:span text:style-name="T68"> </text:span></text:span><text:span text:style-name="_5f_opensymbol"><text:span text:style-name="T67">−</text:span></text:span><text:span text:style-name="T47"> </text:span>(8<text:span text:style-name="_5f_pointillés_20_gris"><text:span text:style-name="T68"> </text:span></text:span><text:span text:style-name="_5f_opensymbol"><text:span text:style-name="T67">−</text:span></text:span><text:span text:style-name="T47"> </text:span>4)</text:p>
        <text:p text:style-name="P44">M <text:span text:style-name="_5f_opensymbol">=</text:span> <text:span text:style-name="_5f_pointillés_20_gris"><text:tab/></text:span></text:p>
        <text:p text:style-name="P37">R <text:span text:style-name="_5f_opensymbol">=</text:span> (21 <text:span text:style-name="_5f_opensymbol">×</text:span> 8)<text:span text:style-name="_5f_pointillés_20_gris"><text:span text:style-name="T68"> </text:span></text:span><text:span text:style-name="_5f_opensymbol"><text:span text:style-name="T67">−</text:span></text:span><text:span text:style-name="T47"> </text:span>4</text:p>
        <text:p text:style-name="P44">R <text:span text:style-name="_5f_opensymbol">=</text:span> <text:span text:style-name="_5f_pointillés_20_gris"><text:tab/></text:span></text:p>
        <text:p text:style-name="P53">S <text:span text:style-name="_5f_opensymbol">=</text:span> (21 <text:span text:style-name="_5f_Consigne"><text:span text:style-name="T50"></text:span></text:span> 8<text:span text:style-name="_5f_pointillés_20_gris"><text:span text:style-name="T68"> </text:span></text:span><text:span text:style-name="_5f_opensymbol"><text:span text:style-name="T67">−</text:span></text:span><text:span text:style-name="T47"> </text:span>1) <text:span text:style-name="_5f_opensymbol">÷</text:span> 4</text:p>
        <text:p text:style-name="P44">S <text:span text:style-name="_5f_opensymbol">=</text:span> <text:span text:style-name="_5f_pointillés_20_gris"><text:tab/></text:span></text:p>
        <text:p text:style-name="P53">T <text:span text:style-name="_5f_opensymbol">=</text:span> 21<text:span text:style-name="_5f_pointillés_20_gris"><text:span text:style-name="T68"> </text:span></text:span><text:span text:style-name="_5f_opensymbol"><text:span text:style-name="T67">−</text:span></text:span><text:span text:style-name="T47"> </text:span>[8<text:span text:style-name="_5f_pointillés_20_gris"><text:span text:style-name="T68"> </text:span></text:span><text:span text:style-name="_5f_opensymbol"><text:span text:style-name="T67">−</text:span></text:span><text:span text:style-name="T47"> </text:span>(4 <text:span text:style-name="_5f_opensymbol">×</text:span> 2)]</text:p>
        <text:p text:style-name="P44"><text:span text:style-name="T27">T </text:span><text:span text:style-name="_5f_opensymbol"><text:span text:style-name="T32">=</text:span></text:span><text:span text:style-name="T27"> </text:span><text:span text:style-name="_5f_pointillés_20_gris"><text:span text:style-name="T71"><text:tab/></text:span></text:span></text:p>
      </text:section>
      <text:list xml:id="list144007459047860" text:continue-numbering="true" text:style-name="Num_5f_Exo">
        <text:list-item>
          <text:h text:style-name="P58" text:outline-level="1"> <text:span text:style-name="T100">Place des parenthèses pour que les égalités suivantes soient vraies et vérifie chacune de tes réponses.</text:span></text:h>
        </text:list-item>
      </text:list>
      <text:section text:style-name="Sect2" text:name="Section6">
        <text:list xml:id="list144007858498554" text:continue-list="list144006860722480" text:style-name="liste_5f_abc">
          <text:list-item text:start-value="1">
            <text:p text:style-name="P63">4<text:span text:style-name="T68"> </text:span><text:span text:style-name="_5f_opensymbol">×</text:span><text:span text:style-name="_5f_opensymbol"><text:span text:style-name="T47"> </text:span></text:span>2<text:span text:style-name="T68"> </text:span><text:span text:style-name="_5f_Consigne"><text:span text:style-name="T50"></text:span></text:span><text:span text:style-name="_5f_Consigne"><text:span text:style-name="T39"> </text:span></text:span>9<text:span text:style-name="T68"> </text:span><text:span text:style-name="_5f_opensymbol">=</text:span><text:span text:style-name="_5f_opensymbol"><text:span text:style-name="T47"> </text:span></text:span>44</text:p>
          </text:list-item>
        </text:list>
        <text:p text:style-name="P45"><text:span text:style-name="_5f_pointillés_20_gris"><text:span text:style-name="T43"><text:tab/></text:span></text:span></text:p>
        <text:p text:style-name="P45"><text:span text:style-name="_5f_pointillés_20_gris"><text:span text:style-name="T43"><text:tab/></text:span></text:span></text:p>
        <text:p text:style-name="P45"><text:span text:style-name="_5f_pointillés_20_gris"><text:span text:style-name="T43"><text:tab/></text:span></text:span></text:p>
        <text:list xml:id="list144008634049769" text:continue-numbering="true" text:style-name="liste_5f_abc">
          <text:list-item>
            <text:p text:style-name="P64">15<text:span text:style-name="_5f_pointillés_20_gris"><text:span text:style-name="T68"> </text:span></text:span><text:span text:style-name="_5f_opensymbol"><text:span text:style-name="T67">−</text:span></text:span><text:span text:style-name="T68"> </text:span>3<text:span text:style-name="T68"> </text:span><text:span text:style-name="_5f_opensymbol">×</text:span><text:span text:style-name="T68"> </text:span>2 <text:span text:style-name="_5f_opensymbol">=</text:span> 24</text:p>
          </text:list-item>
        </text:list>
        <text:p text:style-name="P46"><text:span text:style-name="_5f_pointillés_20_gris"><text:span text:style-name="T43"><text:tab/></text:span></text:span></text:p>
        <text:p text:style-name="P46"><text:span text:style-name="_5f_pointillés_20_gris"><text:span text:style-name="T43"><text:tab/></text:span></text:span></text:p>
        <text:p text:style-name="P46"><text:span text:style-name="_5f_pointillés_20_gris"><text:span text:style-name="T43"><text:tab/></text:span></text:span></text:p>
        <text:list xml:id="list144007042369356" text:continue-numbering="true" text:style-name="liste_5f_abc">
          <text:list-item>
            <text:p text:style-name="P66">5<text:span text:style-name="T68"> </text:span><text:span text:style-name="_5f_Consigne"><text:span text:style-name="T50"></text:span></text:span><text:span text:style-name="T68"> </text:span>5<text:span text:style-name="T68"> </text:span><text:span text:style-name="_5f_opensymbol">×</text:span><text:span text:style-name="T68"> </text:span>5<text:span text:style-name="T68"> </text:span><text:span text:style-name="_5f_opensymbol"><text:span text:style-name="T67">−</text:span></text:span><text:span text:style-name="T68"> </text:span>5 <text:span text:style-name="_5f_opensymbol">=</text:span> 0</text:p>
          </text:list-item>
        </text:list>
        <text:p text:style-name="P46"><text:span text:style-name="_5f_pointillés_20_gris"><text:span text:style-name="T43"><text:tab/></text:span></text:span></text:p>
        <text:p text:style-name="P46"><text:span text:style-name="_5f_pointillés_20_gris"><text:span text:style-name="T43"><text:tab/></text:span></text:span></text:p>
        <text:p text:style-name="P46"><text:span text:style-name="_5f_pointillés_20_gris"><text:span text:style-name="T43"><text:tab/></text:span></text:span></text:p>
        <text:list xml:id="list144008394723707" text:continue-numbering="true" text:style-name="liste_5f_abc">
          <text:list-item>
            <text:p text:style-name="P65"><text:span text:style-name="T33">2</text:span><text:span text:style-name="T34"> </text:span><text:span text:style-name="_5f_opensymbol"><text:span text:style-name="T36">×</text:span></text:span><text:span text:style-name="T34"> </text:span><text:span text:style-name="T33">5</text:span><text:span text:style-name="_5f_pointillés_20_gris"><text:span text:style-name="T48"> </text:span></text:span><text:span text:style-name="_5f_opensymbol"><text:span text:style-name="T37">−</text:span></text:span><text:span text:style-name="T34"> </text:span><text:span text:style-name="T33">2</text:span><text:span text:style-name="T35"> </text:span><text:span text:style-name="_5f_opensymbol"><text:span text:style-name="T36">×</text:span></text:span><text:span text:style-name="T35"> </text:span><text:span text:style-name="T33">4</text:span><text:span text:style-name="T35"> </text:span><text:span text:style-name="_5f_Consigne"><text:span text:style-name="T52"></text:span></text:span><text:span text:style-name="T35"> </text:span><text:span text:style-name="T33">1</text:span><text:span text:style-name="T35"> </text:span><text:span text:style-name="_5f_opensymbol"><text:span text:style-name="T36">=</text:span></text:span><text:span text:style-name="T35"> </text:span><text:span text:style-name="T33">30</text:span></text:p>
          </text:list-item>
        </text:list>
        <text:p text:style-name="P46"><text:span text:style-name="_5f_pointillés_20_gris"><text:span text:style-name="T43"><text:tab/></text:span></text:span></text:p>
        <text:p text:style-name="P46"><text:span text:style-name="_5f_pointillés_20_gris"><text:span text:style-name="T43"><text:tab/></text:span></text:span></text:p>
        <text:p text:style-name="P46"><text:span text:style-name="_5f_pointillés_20_gris"><text:span text:style-name="T43"><text:tab/></text:span></text:span></text:p>
      </text:section>
      <text:list xml:id="list144008706921306" text:continue-list="list144007459047860" text:style-name="Num_5f_Exo">
        <text:list-item>
          <text:h text:style-name="P59" text:outline-level="1"><text:soft-page-break/> Calcule les expressions suivantes.</text:h>
        </text:list-item>
      </text:list>
      <text:p text:style-name="P36">A <text:span text:style-name="_5f_opensymbol">=</text:span> 35<text:span text:style-name="_5f_pointillés_20_gris"><text:span text:style-name="T68"> </text:span></text:span><text:span text:style-name="_5f_opensymbol"><text:span text:style-name="T67">−</text:span></text:span><text:span text:style-name="T47"> </text:span>[4 <text:span text:style-name="_5f_opensymbol">×</text:span> (5 <text:span text:style-name="_5f_Consigne"><text:span text:style-name="T49"></text:span></text:span> 2)<text:span text:style-name="_5f_pointillés_20_gris"><text:span text:style-name="T68"> </text:span></text:span><text:span text:style-name="_5f_opensymbol"><text:span text:style-name="T67">−</text:span></text:span><text:span text:style-name="T47"> </text:span>7]</text:p>
      <text:p text:style-name="P51"><text:span text:style-name="_5f_pointillés_20_gris"><text:span text:style-name="T89"><text:tab/></text:span></text:span></text:p>
      <text:p text:style-name="P51"><text:span text:style-name="_5f_pointillés_20_gris"><text:span text:style-name="T89"><text:tab/></text:span></text:span></text:p>
      <text:p text:style-name="P51"><text:span text:style-name="_5f_pointillés_20_gris"><text:span text:style-name="T89"><text:tab/></text:span></text:span></text:p>
      <text:p text:style-name="P51"><text:span text:style-name="_5f_pointillés_20_gris"><text:span text:style-name="T89"><text:tab/></text:span></text:span></text:p>
      <text:list xml:id="list3421347882" text:style-name="_5f_Numérotation_20_des_20_exercices_20_livrets">
        <text:list-item>
          <text:list>
            <text:list-header>
              <text:p text:style-name="P67">B <text:span text:style-name="_5f_opensymbol">=</text:span> 12 <text:span text:style-name="_5f_opensymbol">×</text:span> [32<text:span text:style-name="_5f_pointillés_20_gris"><text:span text:style-name="T68"> </text:span></text:span><text:span text:style-name="_5f_opensymbol"><text:span text:style-name="T67">−</text:span></text:span><text:span text:style-name="T47"> </text:span>(4 <text:span text:style-name="_5f_Consigne"><text:span text:style-name="T49"></text:span></text:span> 7) <text:span text:style-name="_5f_opensymbol">×</text:span> 2]</text:p>
            </text:list-header>
          </text:list>
        </text:list-item>
      </text:list>
      <text:p text:style-name="P51"><text:span text:style-name="_5f_pointillés_20_gris"><text:span text:style-name="T89"><text:tab/></text:span></text:span></text:p>
      <text:p text:style-name="P51"><text:span text:style-name="_5f_pointillés_20_gris"><text:span text:style-name="T89"><text:tab/></text:span></text:span></text:p>
      <text:p text:style-name="P51"><text:span text:style-name="_5f_pointillés_20_gris"><text:span text:style-name="T89"><text:tab/></text:span></text:span></text:p>
      <text:p text:style-name="P51"><text:span text:style-name="_5f_pointillés_20_gris"><text:span text:style-name="T89"><text:tab/></text:span></text:span></text:p>
      <text:list xml:id="list144007203925002" text:continue-numbering="true" text:style-name="_5f_Numérotation_20_des_20_exercices_20_livrets">
        <text:list-item>
          <text:list>
            <text:list-header>
              <text:p text:style-name="P67">C <text:span text:style-name="_5f_opensymbol">=</text:span> (1 <text:span text:style-name="_5f_Consigne"><text:span text:style-name="T49"></text:span></text:span> 7) <text:span text:style-name="_5f_opensymbol">×</text:span> [11<text:span text:style-name="_5f_pointillés_20_gris"><text:span text:style-name="T68"> </text:span></text:span><text:span text:style-name="_5f_opensymbol"><text:span text:style-name="T67">−</text:span></text:span><text:span text:style-name="T47"> </text:span>( 2 <text:span text:style-name="_5f_Consigne"><text:span text:style-name="T49"></text:span></text:span> 3)]</text:p>
            </text:list-header>
          </text:list>
        </text:list-item>
      </text:list>
      <text:p text:style-name="P51"><text:span text:style-name="_5f_pointillés_20_gris"><text:span text:style-name="T89"><text:tab/></text:span></text:span></text:p>
      <text:p text:style-name="P51"><text:span text:style-name="_5f_pointillés_20_gris"><text:span text:style-name="T89"><text:tab/></text:span></text:span></text:p>
      <text:p text:style-name="P51"><text:span text:style-name="_5f_pointillés_20_gris"><text:span text:style-name="T89"><text:tab/></text:span></text:span></text:p>
      <text:p text:style-name="P51"><text:span text:style-name="_5f_pointillés_20_gris"><text:span text:style-name="T89"><text:tab/></text:span></text:span></text:p>
      <text:list xml:id="list144007082087080" text:continue-numbering="true" text:style-name="_5f_Numérotation_20_des_20_exercices_20_livrets">
        <text:list-item>
          <text:list>
            <text:list-header>
              <text:p text:style-name="P67">D <text:span text:style-name="_5f_opensymbol">=</text:span> 12 <text:span text:style-name="_5f_Consigne"><text:span text:style-name="T49"></text:span></text:span> [(120<text:span text:style-name="_5f_pointillés_20_gris"><text:span text:style-name="T68"> </text:span></text:span><text:span text:style-name="_5f_opensymbol"><text:span text:style-name="T67">−</text:span></text:span><text:span text:style-name="T47"> </text:span>20)<text:span text:style-name="_5f_pointillés_20_gris"><text:span text:style-name="T68"> </text:span></text:span><text:span text:style-name="_5f_opensymbol"><text:span text:style-name="T67">−</text:span></text:span><text:span text:style-name="T47"> </text:span>2 <text:span text:style-name="_5f_opensymbol">×</text:span> 4 <text:span text:style-name="_5f_opensymbol">×</text:span> 5]</text:p>
            </text:list-header>
          </text:list>
        </text:list-item>
      </text:list>
      <text:p text:style-name="P51"><text:span text:style-name="_5f_pointillés_20_gris"><text:span text:style-name="T89"><text:tab/></text:span></text:span></text:p>
      <text:p text:style-name="P51"><text:span text:style-name="_5f_pointillés_20_gris"><text:span text:style-name="T89"><text:tab/></text:span></text:span></text:p>
      <text:p text:style-name="P51"><text:span text:style-name="_5f_pointillés_20_gris"><text:span text:style-name="T89"><text:tab/></text:span></text:span></text:p>
      <text:p text:style-name="P51"><text:span text:style-name="_5f_pointillés_20_gris"><text:span text:style-name="T90"><text:tab/></text:span></text:span></text:p>
      <text:list xml:id="list144007936129100" text:continue-list="list144008706921306" text:style-name="Num_5f_Exo">
        <text:list-item>
          <text:h text:style-name="P60" text:outline-level="1"><text:span text:style-name="T26"> Écris </text:span><text:span text:style-name="T27">les expressions sous la forme d’un calcul en ligne. (N’oublie pas les parenthèses !)</text:span></text:h>
        </text:list-item>
      </text:list>
      <text:list xml:id="list144007046114278" text:continue-list="list144008394723707" text:style-name="liste_5f_abc">
        <text:list-item text:start-value="1">
          <text:p text:style-name="P79">8 <text:span text:style-name="_5f_Symbole"></text:span><draw:frame draw:style-name="fr4" draw:name="Objet4" text:anchor-type="as-char" svg:width="0.496cm" svg:height="0.871cm" draw:z-index="23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_5f_opensymbol"><text:span text:style-name="T53"></text:span></text:span> <text:span text:style-name="_5f_pointillés_20_gris"><text:span text:style-name="T74"><text:tab/></text:span></text:span></text:p>
        </text:list-item>
        <text:list-item>
          <text:p text:style-name="P79"><draw:frame draw:style-name="fr4" draw:name="Objet8" text:anchor-type="as-char" svg:width="1.496cm" svg:height="0.87cm" draw:z-index="24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_5f_opensymbol"><text:span text:style-name="T53"></text:span></text:span> <text:span text:style-name="_5f_pointillés_20_gris"><text:tab/></text:span></text:p>
        </text:list-item>
        <text:list-item>
          <text:p text:style-name="P80">17<text:span text:style-name="_5f_pointillés_20_gris"><text:span text:style-name="T68"> </text:span></text:span><text:span text:style-name="_5f_opensymbol"><text:span text:style-name="T93">─</text:span></text:span><draw:frame draw:style-name="fr4" draw:name="Objet9" text:anchor-type="as-char" svg:width="0.72cm" svg:height="0.871cm" draw:z-index="25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_5f_opensymbol"><text:span text:style-name="T95"></text:span></text:span> 2 <text:span text:style-name="_5f_opensymbol"><text:span text:style-name="T53"></text:span></text:span> <text:span text:style-name="_5f_pointillés_20_gris"><text:tab/></text:span></text:p>
        </text:list-item>
        <text:list-item>
          <text:p text:style-name="P62"><draw:frame draw:style-name="fr4" draw:name="Objet15" text:anchor-type="as-char" svg:width="1.104cm" svg:height="0.87cm" draw:z-index="26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_5f_opensymbol"><text:span text:style-name="T53"></text:span></text:span> <text:span text:style-name="_5f_pointillés_20_gris"><text:span text:style-name="T74"><text:tab/></text:span></text:span></text:p>
        </text:list-item>
        <text:list-item>
          <text:p text:style-name="P81"><text:span text:style-name="T44">17 </text:span><text:span text:style-name="_5f_opensymbol">×</text:span><text:span text:style-name="T44"><draw:frame draw:style-name="fr4" draw:name="Objet1" text:anchor-type="as-char" svg:width="1.379cm" svg:height="0.873cm" draw:z-index="27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Consigne"><text:span text:style-name="T49"></text:span></text:span><text:span text:style-name="T44"> 2 </text:span><text:span text:style-name="_5f_opensymbol">×</text:span><text:span text:style-name="T40"> 8 </text:span><text:span text:style-name="_5f_opensymbol">=</text:span><text:span text:style-name="T40"> </text:span><text:span text:style-name="_5f_pointillés_20_gris"><text:span text:style-name="T74"><text:tab/></text:span></text:span></text:p>
        </text:list-item>
      </text:list>
      <text:p text:style-name="P34"><text:span text:style-name="_5f_pointillés_20_gris"><text:span text:style-name="T90"><text:tab/></text:span></text:span></text:p>
      <text:list xml:id="list144007030153245" text:continue-numbering="true" text:style-name="liste_5f_abc">
        <text:list-item>
          <text:p text:style-name="P82"><text:span text:style-name="_5f_pointillés_20_gris"><text:span text:style-name="T23"><draw:frame draw:style-name="fr4" draw:name="Objet2" text:anchor-type="as-char" svg:width="1.328cm" svg:height="0.87cm" draw:z-index="28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_5f_pointillés_20_gris"><text:span text:style-name="T67"> </text:span></text:span><text:span text:style-name="_5f_opensymbol"><text:span text:style-name="T92">─</text:span></text:span><text:span text:style-name="_5f_pointillés_20_gris"><text:span text:style-name="T67"> </text:span></text:span><text:span text:style-name="_5f_pointillés_20_gris"><text:span text:style-name="T23">0,3 </text:span></text:span><text:span text:style-name="_5f_opensymbol"><text:span text:style-name="T6">×</text:span></text:span><text:span text:style-name="_5f_pointillés_20_gris"><text:span text:style-name="T24"> 10 </text:span></text:span><text:span text:style-name="_5f_opensymbol"><text:span text:style-name="T6">=</text:span></text:span><text:span text:style-name="_5f_pointillés_20_gris"><text:span text:style-name="T24"> </text:span></text:span><text:span text:style-name="_5f_pointillés_20_gris"><text:span text:style-name="T74"><text:tab/></text:span></text:span></text:p>
        </text:list-item>
      </text:list>
      <text:p text:style-name="P34"><text:span text:style-name="_5f_pointillés_20_gris"><text:span text:style-name="T90"><text:tab/></text:span></text:span></text:p>
      <text:list xml:id="list144006852206994" text:continue-list="list144007936129100" text:style-name="Num_5f_Exo">
        <text:list-item>
          <text:h text:style-name="Exo_5f_Num" text:outline-level="1"> Calcule chacune des expressions suivantes.</text:h>
        </text:list-item>
      </text:list>
      <text:section text:style-name="Sect2" text:name="Section11">
        <text:p text:style-name="P40">A <text:span text:style-name="_5f_opensymbol">=</text:span><draw:frame draw:style-name="fr4" draw:name="Objet10" text:anchor-type="as-char" svg:width="0.72cm" svg:height="0.871cm" draw:z-index="29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_5f_opensymbol">×</text:span> 5<text:span text:style-name="_5f_pointillés_20_gris"><text:span text:style-name="T68"> </text:span></text:span><text:span text:style-name="_5f_opensymbol"><text:span text:style-name="T67">−</text:span></text:span><text:span text:style-name="T47"> </text:span>1</text:p>
        <text:p text:style-name="P47"><text:span text:style-name="_5f_pointillés_20_gris"><text:span text:style-name="T43"><text:tab/></text:span></text:span></text:p>
        <text:p text:style-name="P47"><text:span text:style-name="_5f_pointillés_20_gris"><text:span text:style-name="T43"><text:tab/></text:span></text:span></text:p>
        <text:p text:style-name="P47"><text:span text:style-name="_5f_pointillés_20_gris"><text:span text:style-name="T91"><text:tab/></text:span></text:span></text:p>
        <text:p text:style-name="P41">B <text:span text:style-name="_5f_opensymbol">=</text:span><draw:frame draw:style-name="fr4" draw:name="Objet11" text:anchor-type="as-char" svg:width="1.815cm" svg:height="0.873cm" draw:z-index="0"><draw:object xlink:href="./Object 7" xlink:type="simple" xlink:show="embed" xlink:actuate="onLoad"/><draw:image xlink:href="./ObjectReplacements/Object 7" xlink:type="simple" xlink:show="embed" xlink:actuate="onLoad"/><svg:desc>formule</svg:desc></draw:frame></text:p>
        <text:p text:style-name="P48"><text:span text:style-name="_5f_pointillés_20_gris"><text:span text:style-name="T43"><text:tab/></text:span></text:span></text:p>
        <text:p text:style-name="P48"><text:span text:style-name="_5f_pointillés_20_gris"><text:span text:style-name="T43"><text:tab/></text:span></text:span></text:p>
        <text:p text:style-name="P32"><text:span text:style-name="_5f_pointillés_20_gris"><text:span text:style-name="T91"><text:tab/></text:span></text:span></text:p>
        <text:p text:style-name="P32"><text:span text:style-name="_5f_pointillés_20_gris"><text:span text:style-name="T91"><text:tab/></text:span></text:span></text:p>
        <text:p text:style-name="P41">C <text:span text:style-name="_5f_opensymbol">=</text:span><draw:frame draw:style-name="fr4" draw:name="Objet12" text:anchor-type="as-char" svg:width="1.155cm" svg:height="0.873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text:span text:style-name="_5f_opensymbol"><text:span text:style-name="T67">−</text:span></text:span><text:span text:style-name="_5f_opensymbol"><text:span text:style-name="T47"> </text:span></text:span>1 </text:p>
        <text:p text:style-name="P48"><text:span text:style-name="_5f_pointillés_20_gris"><text:span text:style-name="T43"><text:tab/></text:span></text:span></text:p>
        <text:p text:style-name="P48"><text:span text:style-name="_5f_pointillés_20_gris"><text:span text:style-name="T43"><text:tab/></text:span></text:span></text:p>
        <text:p text:style-name="P32"><text:span text:style-name="_5f_pointillés_20_gris"><text:span text:style-name="T91"><text:tab/></text:span></text:span></text:p>
        <text:p text:style-name="P32"><text:span text:style-name="_5f_pointillés_20_gris"><text:span text:style-name="T91"><text:tab/></text:span></text:span></text:p>
        <text:p text:style-name="P40">D <text:span text:style-name="_5f_opensymbol">=</text:span><draw:frame draw:style-name="fr4" draw:name="Objet21" text:anchor-type="as-char" svg:width="1.376cm" svg:height="0.873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text:span text:style-name="_5f_Consigne"><text:span text:style-name="T49"></text:span></text:span> 2</text:p>
        <text:p text:style-name="P47"><text:span text:style-name="_5f_pointillés_20_gris"><text:span text:style-name="T43"><text:tab/></text:span></text:span></text:p>
        <text:p text:style-name="P47"><text:span text:style-name="_5f_pointillés_20_gris"><text:span text:style-name="T43"><text:tab/></text:span></text:span></text:p>
        <text:p text:style-name="P31"><text:span text:style-name="_5f_pointillés_20_gris"><text:span text:style-name="T43"><text:tab/></text:span></text:span></text:p>
        <text:p text:style-name="P41">E <text:span text:style-name="_5f_opensymbol">=</text:span><text:span text:style-name="T68"> </text:span><text:span text:style-name="T44">7</text:span><text:span text:style-name="T45"> </text:span><text:span text:style-name="_5f_opensymbol"><text:span text:style-name="T66">×</text:span></text:span><text:span text:style-name="T46"><draw:frame draw:style-name="fr4" draw:name="Objet17" text:anchor-type="as-char" svg:width="1.379cm" svg:height="0.873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Consigne"><text:span text:style-name="T50"></text:span></text:span><text:span text:style-name="T45"> </text:span><text:span text:style-name="T44">2</text:span><text:span text:style-name="T45"> </text:span><text:span text:style-name="_5f_opensymbol"><text:span text:style-name="T74">×</text:span></text:span><text:span text:style-name="T41"> </text:span><text:span text:style-name="T40">8</text:span></text:p>
        <text:p text:style-name="P48"><text:span text:style-name="_5f_pointillés_20_gris"><text:span text:style-name="T43"><text:tab/></text:span></text:span></text:p>
        <text:p text:style-name="P48"><text:span text:style-name="_5f_pointillés_20_gris"><text:span text:style-name="T43"><text:tab/></text:span></text:span></text:p>
        <text:p text:style-name="P32"><text:span text:style-name="_5f_pointillés_20_gris"><text:span text:style-name="T91"><text:tab/></text:span></text:span></text:p>
        <text:p text:style-name="P32"><text:span text:style-name="_5f_pointillés_20_gris"><text:span text:style-name="T91"><text:tab/></text:span></text:span></text:p>
        <text:p text:style-name="P41">F <text:span text:style-name="_5f_opensymbol">=</text:span><draw:frame draw:style-name="fr4" draw:name="Objet14" text:anchor-type="as-char" svg:width="2.981cm" svg:height="0.907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<text:p text:style-name="P48"><text:span text:style-name="_5f_pointillés_20_gris"><text:span text:style-name="T43"><text:tab/></text:span></text:span></text:p>
        <text:p text:style-name="P48"><text:span text:style-name="_5f_pointillés_20_gris"><text:span text:style-name="T43"><text:tab/></text:span></text:span></text:p>
        <text:p text:style-name="P32"><text:span text:style-name="_5f_pointillés_20_gris"><text:span text:style-name="T91"><text:tab/></text:span></text:span></text:p>
        <text:p text:style-name="P32"><text:span text:style-name="_5f_pointillés_20_gris"><text:span text:style-name="T91"><text:tab/></text:span></text:span></text:p>
      </text:section>
      <text:list xml:id="list144008626149474" text:continue-numbering="true" text:style-name="Num_5f_Exo">
        <text:list-item>
          <text:h text:style-name="P61" text:outline-level="1"><text:span text:style-name="T6"> On donne </text:span><text:span text:style-name="T28">x </text:span><text:span text:style-name="_5f_opensymbol"><text:span text:style-name="T30">=</text:span></text:span><text:span text:style-name="T29"> </text:span><text:span text:style-name="T6">10,8</text:span><text:span text:style-name="T28"> </text:span><text:span text:style-name="T6">; </text:span><text:span text:style-name="T28">y </text:span><text:span text:style-name="_5f_opensymbol"><text:span text:style-name="T30">=</text:span></text:span><text:span text:style-name="T29"> </text:span><text:span text:style-name="T6">5,4 et</text:span><text:span text:style-name="T31"> </text:span><text:span text:style-name="T28">z </text:span><text:span text:style-name="_5f_opensymbol"><text:span text:style-name="T30">=</text:span></text:span><text:span text:style-name="T29"> </text:span><text:span text:style-name="T6">9.</text:span></text:h>
        </text:list-item>
      </text:list>
      <text:p text:style-name="P55">Dans chacune des expressions suivantes, remplace les lettres par leur valeur puis calcule.</text:p>
      <text:section text:style-name="Sect2" text:name="Section12">
        <text:list xml:id="list144007667989103" text:continue-list="list144007030153245" text:style-name="liste_5f_abc">
          <text:list-item text:start-value="1">
            <text:p text:style-name="P70"><text:span text:style-name="T73">X</text:span><text:span text:style-name="T72"> </text:span><text:span text:style-name="_5f_opensymbol"><text:span text:style-name="T96"></text:span></text:span><draw:frame draw:style-name="fr4" draw:name="Objet23" text:anchor-type="as-char" svg:width="0.547cm" svg:height="0.998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ext:list-item>
        </text:list>
        <text:p text:style-name="P49"><text:span text:style-name="_5f_pointillés_20_gris"><text:span text:style-name="T43"><text:tab/></text:span></text:span></text:p>
        <text:p text:style-name="P33"><text:span text:style-name="_5f_pointillés_20_gris"><text:span text:style-name="T91"><text:tab/></text:span></text:span></text:p>
        <text:p text:style-name="P33"><text:span text:style-name="_5f_pointillés_20_gris"><text:span text:style-name="T91"><text:tab/></text:span></text:span></text:p>
        <text:list xml:id="list144007095091086" text:continue-numbering="true" text:style-name="liste_5f_abc">
          <text:list-item>
            <text:p text:style-name="P68"><draw:frame draw:style-name="fr4" draw:name="Objet5" text:anchor-type="as-char" svg:width="1.051cm" svg:height="0.998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</text:list-item>
        </text:list>
        <text:p text:style-name="P49"><text:span text:style-name="_5f_pointillés_20_gris"><text:span text:style-name="T43"><text:tab/></text:span></text:span></text:p>
        <text:p text:style-name="P33"><text:span text:style-name="_5f_pointillés_20_gris"><text:span text:style-name="T91"><text:tab/></text:span></text:span></text:p>
        <text:p text:style-name="P33"><text:span text:style-name="_5f_pointillés_20_gris"><text:span text:style-name="T91"><text:tab/></text:span></text:span></text:p>
        <text:list xml:id="list144008537165249" text:continue-numbering="true" text:style-name="liste_5f_abc">
          <text:list-item>
            <text:p text:style-name="P71"><text:span text:style-name="_5f_pointillés_20_gris"><draw:frame draw:style-name="fr4" draw:name="Objet6" text:anchor-type="as-char" svg:width="1.028cm" svg:height="0.998cm" draw:z-index="18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  </text:list-item>
        </text:list>
        <text:p text:style-name="P49"><text:span text:style-name="_5f_pointillés_20_gris"><text:span text:style-name="T43"><text:tab/></text:span></text:span></text:p>
        <text:p text:style-name="P33"><text:span text:style-name="_5f_pointillés_20_gris"><text:span text:style-name="T91"><text:tab/></text:span></text:span></text:p>
        <text:p text:style-name="P33"><text:span text:style-name="_5f_pointillés_20_gris"><text:span text:style-name="T91"><text:tab/></text:span></text:span></text:p>
        <text:list xml:id="list144007635176692" text:continue-numbering="true" text:style-name="liste_5f_abc">
          <text:list-item>
            <text:p text:style-name="P69"><draw:frame draw:style-name="fr4" draw:name="Objet13" text:anchor-type="as-char" svg:width="1.051cm" svg:height="0.998cm" draw:z-index="13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ext:list-item>
        </text:list>
        <text:p text:style-name="P49"><text:span text:style-name="_5f_pointillés_20_gris"><text:span text:style-name="T43"><text:tab/></text:span></text:span></text:p>
        <text:p text:style-name="P33"><text:span text:style-name="_5f_pointillés_20_gris"><text:span text:style-name="T91"><text:tab/></text:span></text:span></text:p>
        <text:p text:style-name="P33"><text:span text:style-name="_5f_pointillés_20_gris"><text:span text:style-name="T91"><text:tab/>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1" svg:font-family="Tahoma"/>
    <style:font-face style:name="Bitstream Vera Sans8" svg:font-family="'Bitstream Vera Sans'" style:font-family-generic="roman"/>
    <style:font-face style:name="Liberation Sans1" svg:font-family="'Liberation Sans'" style:font-family-generic="roman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1" svg:font-family="'Bitstream Vera Sans'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7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OpenSymbol" svg:font-family="OpenSymbol" style:font-adornments="Roman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729fcf"/>
      <style:paragraph-properties fo:margin-top="0.199cm" fo:margin-bottom="0.199cm" loext:contextual-spacing="false" style:page-number="auto" fo:background-color="transparent">
        <style:tab-stops/>
      </style:paragraph-properties>
      <style:text-properties fo:font-style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loext:contextual-spacing="false" style:line-height-at-least="0.6cm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7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7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7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7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7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6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6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loext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7" fo:font-family="'Bitstream Vera Sans'" style:font-style-name="Gras" style:font-family-generic="swiss" style:font-pitch="variable" fo:font-size="9pt" fo:font-style="italic" fo:font-weight="normal"/>
    </style:style>
    <style:style style:name="_5f_pointillés_20_fraction" style:display-name="_pointillés fraction" style:family="paragraph" style:parent-style-name="_5f_Paragraphe_20_livret_20_">
      <style:paragraph-properties fo:margin-top="0.6cm" fo:margin-bottom="0.6cm" loext:contextual-spacing="false" fo:line-height="100%">
        <style:tab-stops>
          <style:tab-stop style:position="0.37cm"/>
          <style:tab-stop style:position="6.001cm" style:type="right" style:leader-style="dotted" style:leader-text="."/>
        </style:tab-stops>
      </style:paragraph-properties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7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_5f_Niveau_5f_jaune" style:display-name="_Niveau_jaune" style:family="text">
      <style:text-properties fo:color="#000000" style:font-name="Bitstream Vera Sans6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Zeichenformat" style:family="text"/>
    <style:style style:name="Puce_5f_enonce1" style:display-name="Puce_enonce1" style:family="text">
      <style:text-properties fo:color="#e8c32a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style:font-name="Bitstream Vera Sans7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7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Numéros_20_de_20_s_27_entraîner" style:display-name="-Numéros de s'entraîner" style:family="text">
      <style:text-properties fo:color="#ffffff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Bold_5f_niv2" style:display-name="Bold_niv2" style:family="text">
      <style:text-properties fo:color="#d3802b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6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6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6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6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correction" style:display-name="_correction" style:family="text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6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6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6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en-tête_5f_exemple_5f_jaune" style:display-name="_en-tête_exemple_jaune" style:family="text">
      <style:text-properties style:use-window-font-color="true" style:font-name="Bitstream Vera Sans4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Exemple_5f_variable" style:display-name="Exemple_variable" style:family="text" style:parent-style-name="Exemple_5f_bold">
      <style:text-properties fo:color="#4d4d4d" style:font-name="Times New Roman" fo:font-family="'Times New Roman'" style:font-family-generic="roman" style:font-pitch="variable" fo:font-size="10pt" fo:font-style="italic" fo:font-weight="normal" style:font-size-asian="10pt" style:font-style-asian="italic" style:font-size-complex="10pt" style:font-style-complex="italic"/>
    </style:style>
    <style:style style:name="Exemple_5f_bold" style:display-name="Exemple_bold" style:family="text">
      <style:text-properties fo:color="#4d4d4d" style:font-name="Bitstream Vera Sans2" fo:font-family="'Bitstream Vera Sans'" style:font-style-name="Roman" style:font-family-generic="swiss" style:font-pitch="variable" fo:font-size="8pt" style:text-underline-style="none" fo:font-weight="bold" officeooo:rsid="0019262b" style:font-size-asian="10.5pt" style:font-weight-asian="bold" style:font-weight-complex="bold" loext:shadow="none"/>
    </style:style>
    <style:style style:name="_5f_taille12" style:display-name="_taille12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_5f_Niveau_5f_rouge" style:display-name="_Niveau_rouge" style:family="text" style:parent-style-name="_5f_Niveau_5f_orange">
      <style:text-properties style:use-window-font-color="true" style:font-name="Bitstream Vera Sans7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ff660d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ff660d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fo:font-style="normal" fo:font-weight="bold" officeooo:rsid="001f37b8" officeooo:paragraph-rsid="00281999" style:font-size-asian="20pt" style:font-style-asian="normal" style:font-weight-asian="bold" style:font-size-complex="20pt" style:font-style-complex="normal" style:font-weight-complex="bold"/>
    </style:style>
    <style:style style:name="MP27" style:family="paragraph">
      <loext:graphic-properties draw:fill="solid" draw:fill-color="#d7e12c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2556d8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6b667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ff660d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1_20__28_une_20_colonne_29__20_paire_20__28_G_29_" style:display-name="_Fiche éditeur série 1 (une colonne) paire (G)" style:page-layout-name="Mpm18" style:next-style-name="_5f_Fiche_20_éditeur_20_série_20_1_20__28_une_20_colonne_29__20__20_impaire_20__28_D_29_">
      <style:header>
        <text:p text:style-name="Entête_20_couleur"><text:span text:style-name="MT1">Série 1 :</text:span> <text:span text:style-name="MT1">Priorités opératoires</text:span></text:p>
      </style:header>
      <style:footer>
        <text:p text:style-name="MP24">Priorités, distributivité : Chapitre N1 </text:p>
      </style:footer>
    </style:master-page>
    <style:master-page style:name="_5f_Fiche_20_éditeur_20_série_20_1_20__28_une_20_colonne_29__20__20_impaire_20__28_D_29_" style:display-name="_Fiche éditeur série 1 (une colonne)  impaire (D)" style:page-layout-name="Mpm19" style:next-style-name="_5f_Fiche_20_éditeur_20_série_20_1_20__28_une_20_colonne_29__20_paire_20__28_G_29_">
      <style:header>
        <text:p text:style-name="Entête_20_couleur">Série 1 : Priorités opératoires</text:p>
      </style:header>
      <style:footer>
        <text:p text:style-name="MP25">Chapitre N1 : Priorité, distributivité</text:p>
      </style:footer>
    </style:master-page>
    <style:master-page style:name="_5f_Fiche_20_éditeur_20_série_20_2_20_une_20_colonne_20_impaire_20__28_G_29_" style:display-name="_Fiche éditeur série 2 une colonne impaire (G)" style:page-layout-name="Mpm20">
      <style:header>
        <text:p text:style-name="MP26"><draw:path text:anchor-type="paragraph" draw:z-index="6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14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5">Série 4</text:span></text:p></draw:text-box></draw:frame><draw:line text:anchor-type="paragraph" draw:z-index="16" draw:name="Forme3" draw:style-name="Mgr3" draw:text-style-name="MP28" svg:x1="16.852cm" svg:y1="0.36cm" svg:x2="20.498cm" svg:y2="0.36cm"><text:p/></draw:line>Calculer une expression avec parenthèses</text:p>
      </style:header>
      <style:footer>
        <text:p text:style-name="MP30"><draw:frame draw:style-name="Mfr1" draw:name="Cadre1" text:anchor-type="paragraph" svg:y="-0.06cm" draw:z-index="2"><draw:text-box fo:min-height="0.499cm" fo:min-width="3cm"><draw:frame draw:style-name="Mfr2" draw:name="Cadre2" text:anchor-type="frame" svg:x="0.45cm" svg:y="0.079cm" svg:width="0.817cm" draw:z-index="4"><draw:text-box fo:min-height="0.355cm"><text:p text:style-name="MP31"><draw:g text:anchor-type="paragraph" draw:z-index="20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9</text:page-number></text:p></draw:text-box></draw:frame><text:p text:style-name="MP33">Nombres <text:span text:style-name="MT6">décimaux</text:span> • A<text:span text:style-name="MT6">1</text:span></text:p></draw:text-box></draw:frame></text:p>
      </style:footer>
    </style:master-page>
    <style:master-page style:name="First_20_Page" style:display-name="First Page" style:page-layout-name="Mpm21" style:next-style-name="Standard"/>
    <style:master-page style:name="Envelope" style:page-layout-name="Mpm22"/>
    <style:master-page style:name="Index" style:page-layout-name="Mpm21"/>
    <style:master-page style:name="Footnote" style:page-layout-name="Mpm23"/>
    <style:master-page style:name="Landscape" style:page-layout-name="Mpm2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09T14:40:06.180000000</dc:date>
    <meta:editing-duration>PT9H44M53S</meta:editing-duration>
    <meta:editing-cycles>76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" meta:image-count="0" meta:object-count="16" meta:page-count="3" meta:paragraph-count="204" meta:word-count="808" meta:character-count="3411" meta:non-whitespace-character-count="222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n>81</math:mn>
      <math:mn>9</math:mn>
    </math:mfrac>
    <math:annotation math:encoding="StarMath 5.0">{81} over {9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row>
        <math:mn>17</math:mn>
        <math:mrow>
          <math:mi/>
          <math:mo math:stretchy="false">−</math:mo>
          <math:mi/>
        </math:mrow>
        <math:mn>5</math:mn>
      </math:mrow>
      <math:mn>3</math:mn>
    </math:mfrac>
    <math:annotation math:encoding="StarMath 5.0">{{17}` - `{5}} over {3}</math:annotation>
  </math:semantics>
</math:math>
</file>

<file path=Object 11/content.xml><?xml version="1.0" encoding="utf-8"?>
<math xmlns="http://www.w3.org/1998/Math/MathML" display="block">
  <semantics>
    <mfrac>
      <mrow>
        <mn>15</mn>
        <mrow>
          <mspace width="0.5em"/>
          <mo stretchy="false">×</mo>
          <mspace width="0.5em"/>
        </mrow>
        <mn>4</mn>
      </mrow>
      <mrow>
        <mn>3</mn>
        <mrow>
          <mspace width="0.5em"/>
          <mo stretchy="false">−</mo>
          <mspace width="0.5em"/>
        </mrow>
        <mn>2</mn>
      </mrow>
    </mfrac>
    <annotation encoding="StarMath 5.0">{{15}`  times `{4}} over {{3}`-`{2}}</annotation>
  </semantics>
</math>
</file>

<file path=Object 12/content.xml><?xml version="1.0" encoding="utf-8"?>
<math xmlns="http://www.w3.org/1998/Math/MathML" display="block">
  <semantics>
    <mfrac>
      <mrow>
        <mn>13</mn>
        <mrow>
          <mspace width="0.5em"/>
          <mo stretchy="false">×</mo>
          <mspace width="0.5em"/>
        </mrow>
        <mrow>
          <mo fence="true" stretchy="false">(</mo>
          <mrow>
            <mrow>
              <mn>4</mn>
              <mspace width="0.5em"/>
              <mi mathvariant="normal"></mi>
              <mspace width="0.5em"/>
              <mn>7</mn>
            </mrow>
          </mrow>
          <mo fence="true" stretchy="false">)</mo>
        </mrow>
        <mrow>
          <mspace width="0.5em"/>
          <mo stretchy="false">−</mo>
          <mspace width="0.5em"/>
        </mrow>
        <mn>5</mn>
      </mrow>
      <mrow>
        <mn>13</mn>
        <mrow>
          <mspace width="0.5em"/>
          <mo stretchy="false">−</mo>
          <mspace width="0.5em"/>
        </mrow>
        <mrow>
          <mo fence="true" stretchy="false">(</mo>
          <mrow>
            <mrow>
              <mn>2</mn>
              <mrow>
                <mspace width="0.5em"/>
                <mo stretchy="false">×</mo>
                <mspace width="0.5em"/>
              </mrow>
              <mn>4</mn>
              <mspace width="0.5em"/>
              <mi mathvariant="normal"></mi>
              <mspace width="0.5em"/>
              <mn>3</mn>
            </mrow>
          </mrow>
          <mo fence="true" stretchy="false">)</mo>
        </mrow>
      </mrow>
    </mfrac>
    <annotation encoding="StarMath 5.0">{{13}`times`({4}``{7})`-`{5}} over {{13}`-`({2}`times`{4}``{3})}</annotation>
  </semantics>
</math>
</file>

<file path=Object 13/content.xml><?xml version="1.0" encoding="utf-8"?>
<math xmlns="http://www.w3.org/1998/Math/MathML" display="block">
  <semantics>
    <mfrac>
      <mi>y</mi>
      <mi>z</mi>
    </mfrac>
    <annotation encoding="StarMath 5.0">{y} over {z}</annotation>
  </semantics>
</math>
</file>

<file path=Object 14/content.xml><?xml version="1.0" encoding="utf-8"?>
<math xmlns="http://www.w3.org/1998/Math/MathML" display="block">
  <semantics>
    <mfrac>
      <mi>x</mi>
      <mrow>
        <mi>y</mi>
        <mstyle mathsize="10pt">
          <mrow>
            <mspace width="0.5em"/>
            <mi mathvariant="normal">@</mi>
            <mspace width="0.5em"/>
          </mrow>
        </mstyle>
        <mi>z</mi>
      </mrow>
    </mfrac>
    <annotation encoding="StarMath 5.0">{x} over {{y} size 10{` %UxE083 `}{z}}</annotation>
  </semantics>
</math>
</file>

<file path=Object 16/content.xml><?xml version="1.0" encoding="utf-8"?>
<math xmlns="http://www.w3.org/1998/Math/MathML" display="block">
  <semantics>
    <mfrac>
      <mrow>
        <mi>x</mi>
        <mstyle mathsize="10pt">
          <mrow>
            <mspace width="0.5em"/>
            <mi mathvariant="normal">@</mi>
            <mspace width="0.5em"/>
          </mrow>
        </mstyle>
        <mi>y</mi>
      </mrow>
      <mrow>
        <mi>y</mi>
        <mstyle mathsize="10pt">
          <mrow>
            <mspace width="0.5em"/>
            <mi mathvariant="normal">@</mi>
            <mspace width="0.5em"/>
          </mrow>
        </mstyle>
        <mi>z</mi>
      </mrow>
    </mfrac>
    <annotation encoding="StarMath 5.0">{{x} size 10{` %UxE083 `}{y}} over {{y} size 10{` %UxE083 `}{z}}</annotation>
  </semantics>
</math>
</file>

<file path=Object 17/content.xml><?xml version="1.0" encoding="utf-8"?>
<math xmlns="http://www.w3.org/1998/Math/MathML" display="block">
  <semantics>
    <mfrac>
      <mrow>
        <mi>x</mi>
        <mstyle mathsize="10pt">
          <mrow>
            <mspace width="0.5em"/>
            <mi mathvariant="normal">@</mi>
            <mspace width="0.5em"/>
          </mrow>
        </mstyle>
        <mi>y</mi>
      </mrow>
      <mi>z</mi>
    </mfrac>
    <annotation encoding="StarMath 5.0">{{x} size 10{` %UxE083 `}{y}} over {z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4</math:mn>
    </math:mfrac>
    <math:annotation math:encoding="StarMath 5.0">{5} over {4}</math:annotation>
  </math:semantics>
</math:math>
</file>

<file path=Object 3/content.xml><?xml version="1.0" encoding="utf-8"?>
<math xmlns="http://www.w3.org/1998/Math/MathML" display="block">
  <semantics>
    <mfrac>
      <mrow>
        <mn>17</mn>
        <mrow>
          <mspace width="0.5em"/>
          <mo stretchy="false">−</mo>
          <mspace width="0.5em"/>
        </mrow>
        <mn>15</mn>
      </mrow>
      <mrow>
        <mn>3</mn>
        <mspace width="0.5em"/>
        <mi mathvariant="normal"></mi>
        <mspace width="0.5em"/>
        <mn>2</mn>
      </mrow>
    </mfrac>
    <annotation encoding="StarMath 5.0">{{17}`-`{15}} over {{3}``{2}}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3</math:mn>
    </math:mfrac>
    <math:annotation math:encoding="StarMath 5.0">{15} over {3}</math:annotation>
  </math:semantics>
</math:math>
</file>

<file path=Object 5/content.xml><?xml version="1.0" encoding="utf-8"?>
<math xmlns="http://www.w3.org/1998/Math/MathML" display="block">
  <semantics>
    <mfrac>
      <mn>8</mn>
      <mrow>
        <mn>5</mn>
        <mspace width="0.5em"/>
        <mi mathvariant="normal"></mi>
        <mspace width="0.5em"/>
        <mn>4</mn>
      </mrow>
    </mfrac>
    <annotation encoding="StarMath 5.0">{8} over {{5}``{4}}</annotation>
  </semantics>
</math>
</file>

<file path=Object 6/content.xml><?xml version="1.0" encoding="utf-8"?>
<math xmlns="http://www.w3.org/1998/Math/MathML" display="block">
  <semantics>
    <mfrac>
      <mrow>
        <mn>15</mn>
        <mrow>
          <mspace width="0.5em"/>
          <mo stretchy="false">×</mo>
          <mspace width="0.5em"/>
        </mrow>
        <mn>4</mn>
      </mrow>
      <mrow>
        <mn>3</mn>
        <mrow>
          <mspace width="0.5em"/>
          <mo stretchy="false">−</mo>
          <mspace width="0.5em"/>
        </mrow>
        <mn>2</mn>
      </mrow>
    </mfrac>
    <annotation encoding="StarMath 5.0">{{15}`times`{4}} over {{3}`-`{2}}</annotation>
  </semantics>
</math>
</file>

<file path=Object 7/content.xml><?xml version="1.0" encoding="utf-8"?>
<math xmlns="http://www.w3.org/1998/Math/MathML" display="block">
  <semantics>
    <mfrac>
      <mrow>
        <mn>45</mn>
        <mi mathvariant="normal">,</mi>
        <mn>5</mn>
      </mrow>
      <mrow>
        <mn>2</mn>
        <mrow>
          <mspace width="0.5em"/>
          <mo stretchy="false">×</mo>
          <mspace width="0.5em"/>
        </mrow>
        <mn>3</mn>
        <mrow>
          <mspace width="0.5em"/>
          <mo stretchy="false">−</mo>
          <mspace width="0.5em"/>
        </mrow>
        <mn>1</mn>
      </mrow>
    </mfrac>
    <annotation encoding="StarMath 5.0">{{45},{5}} over {{2}`times` {3} `-` {1}}</annotation>
  </semantics>
</math>
</file>

<file path=Object 8/content.xml><?xml version="1.0" encoding="utf-8"?>
<math xmlns="http://www.w3.org/1998/Math/MathML" display="block">
  <semantics>
    <mfrac>
      <mrow>
        <mn>15</mn>
        <mspace width="0.5em"/>
        <mi mathvariant="normal"></mi>
        <mspace width="0.5em"/>
        <mn>4</mn>
      </mrow>
      <mrow>
        <mn>13</mn>
        <mrow>
          <mspace width="0.5em"/>
          <mo stretchy="false">−</mo>
          <mspace width="0.5em"/>
        </mrow>
        <mn>3</mn>
      </mrow>
    </mfrac>
    <annotation encoding="StarMath 5.0">{{15}`  `{4}} over {{13}`-`{3}}</annotation>
  </semantics>
</math>
</file>

<file path=Object 9/content.xml><?xml version="1.0" encoding="utf-8"?>
<math xmlns="http://www.w3.org/1998/Math/MathML" display="block">
  <semantics>
    <mfrac>
      <mn>27</mn>
      <mrow>
        <mn>2</mn>
        <mrow>
          <mspace width="0.5em"/>
          <mo stretchy="false">×</mo>
          <mspace width="0.5em"/>
        </mrow>
        <mn>3</mn>
      </mrow>
    </mfrac>
    <annotation encoding="StarMath 5.0">{27} over {{2}`times` {3}}</annotation>
  </semantics>
</math>
</file>